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202326" draw:stroke-linejoin="miter" draw:fill="solid" draw:fill-color="#f5f6f7"/>
    </style:style>
    <style:style style:name="gr2" style:family="graphic" style:parent-style-name="standard">
      <style:graphic-properties draw:stroke="solid" svg:stroke-color="#202326" draw:stroke-linejoin="miter" draw:fill="solid" draw:fill-color="#9fcfe0"/>
    </style:style>
    <style:style style:name="gr3" style:family="graphic" style:parent-style-name="standard">
      <style:graphic-properties draw:stroke="solid" svg:stroke-color="#202326" draw:stroke-linejoin="miter" draw:fill="solid" draw:fill-color="#f2c480"/>
    </style:style>
    <style:style style:name="gr4" style:family="graphic" style:parent-style-name="standard">
      <style:graphic-properties draw:stroke="solid" svg:stroke-color="#202326" draw:stroke-linejoin="miter" draw:fill="solid" draw:fill-color="#ffc1ea"/>
    </style:style>
    <style:style style:name="gr5" style:family="graphic" style:parent-style-name="standard">
      <style:graphic-properties draw:stroke="solid" svg:stroke-color="#202326" draw:stroke-linejoin="miter" draw:fill="solid" draw:fill-color="#f1ef9e"/>
    </style:style>
    <style:style style:name="gr6" style:family="graphic" style:parent-style-name="standard">
      <style:graphic-properties draw:stroke="solid" svg:stroke-color="#202326" draw:stroke-linejoin="miter" draw:fill="solid" draw:fill-color="#a8d1b1"/>
    </style:style>
    <style:style style:name="gr7" style:family="graphic" style:parent-style-name="standard">
      <style:graphic-properties draw:stroke="solid" svg:stroke-color="#202326" draw:stroke-linejoin="miter" draw:fill="solid" draw:fill-color="#cf98cf"/>
    </style:style>
    <style:style style:name="gr8" style:family="graphic" style:parent-style-name="standard">
      <style:graphic-properties draw:stroke="solid" svg:stroke-color="#202326" draw:stroke-linejoin="miter" draw:fill="solid" draw:fill-color="#b0bde0"/>
    </style:style>
    <style:style style:name="gr9" style:family="graphic" style:parent-style-name="standard">
      <style:graphic-properties draw:stroke="solid" svg:stroke-color="#202326" draw:stroke-linejoin="miter" draw:fill="solid" draw:fill-color="#b0bde0"/>
    </style:style>
    <style:style style:name="gr10" style:family="graphic" style:parent-style-name="standard">
      <style:graphic-properties draw:stroke="solid" svg:stroke-color="#2b2828" draw:stroke-linejoin="miter" draw:fill="none"/>
    </style:style>
    <style:style style:name="gr11" style:family="graphic" style:parent-style-name="standard">
      <style:graphic-properties draw:stroke="solid" svg:stroke-color="#202326" draw:stroke-linejoin="miter" draw:fill="solid" draw:fill-color="#e89fa5"/>
    </style:style>
    <style:style style:name="gr12" style:family="graphic" style:parent-style-name="standard">
      <style:graphic-properties draw:stroke="none" svg:stroke-width="0.027cm" draw:stroke-linejoin="miter" draw:fill="solid" draw:fill-color="#2b2828"/>
    </style:style>
    <style:style style:name="gr13" style:family="graphic" style:parent-style-name="standard">
      <style:graphic-properties draw:stroke="none" svg:stroke-width="0.035cm" draw:stroke-linejoin="miter" draw:fill="solid" draw:fill-color="#2b2828"/>
    </style:style>
    <style:style style:name="gr14" style:family="graphic" style:parent-style-name="standard">
      <style:graphic-properties draw:stroke="solid" svg:stroke-width="0.035cm" svg:stroke-color="#2b2828" draw:stroke-linejoin="miter" draw:fill="solid" draw:fill-color="#2b2828" fo:padding-top="0.142cm" fo:padding-bottom="0.142cm" fo:padding-left="0.267cm" fo:padding-right="0.267cm"/>
    </style:style>
    <style:style style:name="gr15" style:family="graphic" style:parent-style-name="standard">
      <style:graphic-properties draw:stroke="solid" svg:stroke-width="0.035cm" svg:stroke-color="#2b2828" draw:stroke-linejoin="miter" draw:fill="none" fo:padding-top="0.142cm" fo:padding-bottom="0.142cm" fo:padding-left="0.267cm" fo:padding-right="0.267cm"/>
    </style:style>
    <style:style style:name="gr16" style:family="graphic" style:parent-style-name="standard">
      <style:graphic-properties draw:stroke="none" draw:fill="none" draw:textarea-horizontal-align="left" draw:auto-grow-width="true" fo:min-height="0.001cm" fo:min-width="0.001cm" fo:padding-top="0cm" fo:padding-bottom="0cm" fo:padding-left="0cm" fo:padding-right="0cm"/>
    </style:style>
    <style:style style:name="P1" style:family="paragraph">
      <loext:graphic-properties draw:fill="solid" draw:fill-color="#f5f6f7"/>
    </style:style>
    <style:style style:name="P2" style:family="paragraph">
      <loext:graphic-properties draw:fill="solid" draw:fill-color="#9fcfe0"/>
    </style:style>
    <style:style style:name="P3" style:family="paragraph">
      <loext:graphic-properties draw:fill="solid" draw:fill-color="#f2c480"/>
    </style:style>
    <style:style style:name="P4" style:family="paragraph">
      <loext:graphic-properties draw:fill="solid" draw:fill-color="#ffc1ea"/>
    </style:style>
    <style:style style:name="P5" style:family="paragraph">
      <loext:graphic-properties draw:fill="solid" draw:fill-color="#f1ef9e"/>
    </style:style>
    <style:style style:name="P6" style:family="paragraph">
      <loext:graphic-properties draw:fill="solid" draw:fill-color="#a8d1b1"/>
    </style:style>
    <style:style style:name="P7" style:family="paragraph">
      <loext:graphic-properties draw:fill="solid" draw:fill-color="#cf98cf"/>
    </style:style>
    <style:style style:name="P8" style:family="paragraph">
      <loext:graphic-properties draw:fill="solid" draw:fill-color="#b0bde0"/>
    </style:style>
    <style:style style:name="P9" style:family="paragraph">
      <loext:graphic-properties draw:fill="none"/>
    </style:style>
    <style:style style:name="P10" style:family="paragraph">
      <loext:graphic-properties draw:fill="solid" draw:fill-color="#e89fa5"/>
    </style:style>
    <style:style style:name="P11" style:family="paragraph">
      <loext:graphic-properties draw:fill="solid" draw:fill-color="#2b2828"/>
    </style:style>
    <style:style style:name="P12" style:family="paragraph">
      <style:paragraph-properties fo:text-align="start"/>
    </style:style>
    <style:style style:name="P13" style:family="paragraph">
      <style:paragraph-properties fo:text-align="start"/>
      <style:text-properties fo:font-size="10pt" style:font-size-asian="10pt" style:font-size-complex="10pt"/>
    </style:style>
    <style:style style:name="P14" style:family="paragraph">
      <loext:graphic-properties draw:fill="none"/>
      <style:text-properties fo:font-size="10pt" style:font-size-asian="10pt" style:font-size-complex="10pt"/>
    </style:style>
    <style:style style:name="P15" style:family="paragraph">
      <loext:graphic-properties draw:fill="none"/>
      <style:paragraph-properties fo:text-align="start"/>
      <style:text-properties fo:font-size="10pt" style:font-size-asian="10pt" style:font-size-complex="10pt"/>
    </style:style>
    <style:style style:name="T1" style:family="text">
      <style:text-properties fo:font-variant="normal" fo:text-transform="none" fo:color="#2b2828" style:font-name="Arial1" fo:font-size="13.8999996185303pt" fo:font-style="normal" fo:font-weight="100"/>
    </style:style>
    <style:style style:name="T2" style:family="text">
      <style:text-properties fo:font-variant="normal" fo:text-transform="none" fo:color="#2b2828" style:font-name="Arial1" fo:font-size="10pt" fo:font-style="normal" fo:font-weight="100" style:font-size-asian="10pt" style:font-size-complex="10pt"/>
    </style:style>
    <style:style style:name="T3" style:family="text">
      <style:text-properties fo:font-variant="normal" fo:text-transform="none" fo:color="#2b2828" style:font-name="Arial1" fo:font-style="normal" fo:font-weight="100"/>
    </style:style>
    <style:style style:name="T4" style:family="text">
      <style:text-properties fo:font-variant="normal" fo:text-transform="none" fo:color="#2b2828" style:font-name="Arial1" fo:font-size="7pt" fo:font-style="normal" fo:font-weight="100"/>
    </style:style>
    <style:style style:name="T5" style:family="text">
      <style:text-properties fo:font-variant="normal" fo:text-transform="none" fo:color="#2b2828" style:font-name="Arial1" fo:font-size="9.30000019073486pt" fo:font-style="normal" fo:font-weight="100"/>
    </style:style>
    <style:style style:name="T6" style:family="text">
      <style:text-properties fo:font-variant="normal" fo:text-transform="none" fo:color="#2b2828" style:font-name="Arial1" fo:font-size="10.1000003814697pt" fo:font-style="normal" fo:font-weight="100"/>
    </style:style>
    <style:style style:name="T7" style:family="text">
      <style:text-properties fo:font-variant="normal" fo:text-transform="none" fo:color="#2b2828" style:font-name="Arial1" fo:font-size="6.19999980926514pt" fo:font-style="normal" fo:font-weight="1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25.493cm" svg:height="8.098cm" svg:x="0.502cm" svg:y="0.445cm" svg:viewBox="0 0 25494 8099" svg:d="M820 0h23920c426 0 754 308 754 752v6561c0 410-328 786-754 786h-23920c-459 0-820-376-820-786v-6561c0-444 361-752 820-752z">
          <text:p/>
        </draw:path>
        <draw:path draw:style-name="gr2" draw:text-style-name="P2" draw:layer="layout" svg:width="0.916cm" svg:height="0.81cm" svg:x="1.278cm" svg:y="2.947cm" svg:viewBox="0 0 917 811" svg:d="M106 0h705c36 0 106 35 106 106v600c0 70-70 105-106 105h-705c-71 0-106-35-106-105v-600c0-71 35-106 106-106z">
          <text:p/>
        </draw:path>
        <draw:path draw:style-name="gr2" draw:text-style-name="P2" draw:layer="layout" svg:width="0.916cm" svg:height="0.81cm" svg:x="2.335cm" svg:y="2.947cm" svg:viewBox="0 0 917 811" svg:d="M106 0h705c71 0 106 35 106 106v600c0 70-35 105-106 105h-705c-71 0-106-35-106-105v-600c0-71 35-106 106-106z">
          <text:p/>
        </draw:path>
        <draw:path draw:style-name="gr2" draw:text-style-name="P2" draw:layer="layout" svg:width="0.881cm" svg:height="0.81cm" svg:x="3.392cm" svg:y="2.947cm" svg:viewBox="0 0 882 811" svg:d="M71 0h705c71 0 106 35 106 106v600c0 70-35 105-106 105h-705c-36 0-71-35-71-105v-600c0-71 35-106 71-106z">
          <text:p/>
        </draw:path>
        <draw:path draw:style-name="gr2" draw:text-style-name="P2" draw:layer="layout" svg:width="0.916cm" svg:height="0.81cm" svg:x="4.414cm" svg:y="2.947cm" svg:viewBox="0 0 917 811" svg:d="M106 0h705c71 0 106 35 106 106v600c0 70-35 105-106 105h-705c-71 0-106-35-106-105v-600c0-71 35-106 106-106z">
          <text:p/>
        </draw:path>
        <draw:path draw:style-name="gr2" draw:text-style-name="P2" draw:layer="layout" svg:width="0.916cm" svg:height="0.81cm" svg:x="5.471cm" svg:y="2.947cm" svg:viewBox="0 0 917 811" svg:d="M106 0h705c71 0 106 35 106 106v600c0 70-35 105-106 105h-705c-35 0-106-35-106-105v-600c0-71 71-106 106-106z">
          <text:p/>
        </draw:path>
        <draw:path draw:style-name="gr2" draw:text-style-name="P2" draw:layer="layout" svg:width="0.881cm" svg:height="0.81cm" svg:x="6.528cm" svg:y="2.947cm" svg:viewBox="0 0 882 811" svg:d="M106 0h670c71 0 106 35 106 106v600c0 70-35 105-106 105h-670c-35 0-106-35-106-105v-600c0-71 71-106 106-106z">
          <text:p/>
        </draw:path>
        <draw:path draw:style-name="gr2" draw:text-style-name="P2" draw:layer="layout" svg:width="0.916cm" svg:height="0.81cm" svg:x="7.55cm" svg:y="2.947cm" svg:viewBox="0 0 917 811" svg:d="M106 0h705c71 0 106 35 106 106v600c0 70-35 105-106 105h-705c-35 0-106-35-106-105v-600c0-71 71-106 106-106z">
          <text:p/>
        </draw:path>
        <draw:path draw:style-name="gr2" draw:text-style-name="P2" draw:layer="layout" svg:width="0.916cm" svg:height="0.81cm" svg:x="8.607cm" svg:y="2.947cm" svg:viewBox="0 0 917 811" svg:d="M106 0h705c71 0 106 35 106 106v600c0 70-35 105-106 105h-705c-35 0-106-35-106-105v-600c0-71 71-106 106-106z">
          <text:p/>
        </draw:path>
        <draw:path draw:style-name="gr2" draw:text-style-name="P2" draw:layer="layout" svg:width="0.881cm" svg:height="0.81cm" svg:x="9.664cm" svg:y="2.947cm" svg:viewBox="0 0 882 811" svg:d="M106 0h670c71 0 106 35 106 106v600c0 70-35 105-106 105h-670c-35 0-106-35-106-105v-600c0-71 71-106 106-106z">
          <text:p/>
        </draw:path>
        <draw:path draw:style-name="gr2" draw:text-style-name="P2" draw:layer="layout" svg:width="0.916cm" svg:height="0.81cm" svg:x="10.686cm" svg:y="2.947cm" svg:viewBox="0 0 917 811" svg:d="M106 0h705c71 0 106 35 106 106v600c0 70-35 105-106 105h-705c-35 0-106-35-106-105v-600c0-71 71-106 106-106z">
          <text:p/>
        </draw:path>
        <draw:path draw:style-name="gr2" draw:text-style-name="P2" draw:layer="layout" svg:width="0.916cm" svg:height="0.81cm" svg:x="11.743cm" svg:y="2.947cm" svg:viewBox="0 0 917 811" svg:d="M106 0h705c71 0 106 35 106 106v600c0 70-35 105-106 105h-705c-35 0-106-35-106-105v-600c0-71 71-106 106-106z">
          <text:p/>
        </draw:path>
        <draw:path draw:style-name="gr2" draw:text-style-name="P2" draw:layer="layout" svg:width="0.881cm" svg:height="0.81cm" svg:x="12.8cm" svg:y="2.947cm" svg:viewBox="0 0 882 811" svg:d="M106 0h705c36 0 71 35 71 106v600c0 70-35 105-71 105h-705c-35 0-106-35-106-105v-600c0-71 71-106 106-106z">
          <text:p/>
        </draw:path>
        <draw:path draw:style-name="gr2" draw:text-style-name="P2" draw:layer="layout" svg:width="0.881cm" svg:height="0.81cm" svg:x="13.857cm" svg:y="2.947cm" svg:viewBox="0 0 882 811" svg:d="M71 0h705c71 0 106 35 106 106v600c0 70-35 105-106 105h-705c-36 0-71-35-71-105v-600c0-71 35-106 71-106z">
          <text:p/>
        </draw:path>
        <draw:path draw:style-name="gr2" draw:text-style-name="P2" draw:layer="layout" svg:width="0.881cm" svg:height="0.846cm" svg:x="2.97cm" svg:y="3.898cm" svg:viewBox="0 0 882 847" svg:d="M106 0h670c71 0 106 35 106 106v635c0 35-35 106-106 106h-670c-35 0-106-71-106-106v-635c0-71 71-106 106-106z">
          <text:p/>
        </draw:path>
        <draw:path draw:style-name="gr2" draw:text-style-name="P2" draw:layer="layout" svg:width="0.916cm" svg:height="0.846cm" svg:x="3.991cm" svg:y="3.898cm" svg:viewBox="0 0 917 847" svg:d="M106 0h705c71 0 106 35 106 106v635c0 35-35 106-106 106h-705c-35 0-106-71-106-106v-635c0-71 71-106 106-106z">
          <text:p/>
        </draw:path>
        <draw:path draw:style-name="gr2" draw:text-style-name="P2" draw:layer="layout" svg:width="0.916cm" svg:height="0.846cm" svg:x="5.048cm" svg:y="3.898cm" svg:viewBox="0 0 917 847" svg:d="M106 0h705c71 0 106 35 106 106v635c0 35-35 106-106 106h-705c-35 0-106-71-106-106v-635c0-71 71-106 106-106z">
          <text:p/>
        </draw:path>
        <draw:path draw:style-name="gr2" draw:text-style-name="P2" draw:layer="layout" svg:width="0.881cm" svg:height="0.846cm" svg:x="6.105cm" svg:y="3.898cm" svg:viewBox="0 0 882 847" svg:d="M106 0h670c71 0 106 35 106 106v635c0 35-35 106-106 106h-670c-35 0-106-71-106-106v-635c0-71 71-106 106-106z">
          <text:p/>
        </draw:path>
        <draw:path draw:style-name="gr2" draw:text-style-name="P2" draw:layer="layout" svg:width="0.881cm" svg:height="0.846cm" svg:x="7.162cm" svg:y="3.898cm" svg:viewBox="0 0 882 847" svg:d="M71 0h705c71 0 106 35 106 106v635c0 35-35 106-106 106h-705c-36 0-71-71-71-106v-635c0-71 35-106 71-106z">
          <text:p/>
        </draw:path>
        <draw:path draw:style-name="gr2" draw:text-style-name="P2" draw:layer="layout" svg:width="0.881cm" svg:height="0.846cm" svg:x="8.219cm" svg:y="3.898cm" svg:viewBox="0 0 882 847" svg:d="M71 0h705c71 0 106 35 106 106v635c0 35-35 106-106 106h-705c-36 0-71-71-71-106v-635c0-71 35-106 71-106z">
          <text:p/>
        </draw:path>
        <draw:path draw:style-name="gr2" draw:text-style-name="P2" draw:layer="layout" svg:width="0.881cm" svg:height="0.846cm" svg:x="9.276cm" svg:y="3.898cm" svg:viewBox="0 0 882 847" svg:d="M71 0h705c71 0 106 35 106 106v635c0 35-35 106-106 106h-705c-36 0-71-71-71-106v-635c0-71 35-106 71-106z">
          <text:p/>
        </draw:path>
        <draw:path draw:style-name="gr2" draw:text-style-name="P2" draw:layer="layout" svg:width="0.881cm" svg:height="0.846cm" svg:x="10.298cm" svg:y="3.898cm" svg:viewBox="0 0 882 847" svg:d="M71 0h705c71 0 106 35 106 106v635c0 35-35 106-106 106h-705c-36 0-71-71-71-106v-635c0-71 35-106 71-106z">
          <text:p/>
        </draw:path>
        <draw:path draw:style-name="gr2" draw:text-style-name="P2" draw:layer="layout" svg:width="0.881cm" svg:height="0.846cm" svg:x="11.355cm" svg:y="3.898cm" svg:viewBox="0 0 882 847" svg:d="M71 0h705c71 0 106 35 106 106v635c0 35-35 106-106 106h-705c-36 0-71-71-71-106v-635c0-71 35-106 71-106z">
          <text:p/>
        </draw:path>
        <draw:path draw:style-name="gr2" draw:text-style-name="P2" draw:layer="layout" svg:width="0.881cm" svg:height="0.846cm" svg:x="12.412cm" svg:y="3.898cm" svg:viewBox="0 0 882 847" svg:d="M71 0h705c71 0 106 35 106 106v635c0 35-35 106-106 106h-705c-36 0-71-71-71-106v-635c0-71 35-106 71-106z">
          <text:p/>
        </draw:path>
        <draw:path draw:style-name="gr2" draw:text-style-name="P2" draw:layer="layout" svg:width="0.846cm" svg:height="0.846cm" svg:x="13.469cm" svg:y="3.898cm" svg:viewBox="0 0 847 847" svg:d="M71 0h670c70 0 106 35 106 106v635c0 35-36 106-106 106h-670c-36 0-71-71-71-106v-635c0-71 35-106 71-106z">
          <text:p/>
        </draw:path>
        <draw:path draw:style-name="gr2" draw:text-style-name="P2" draw:layer="layout" svg:width="0.881cm" svg:height="0.846cm" svg:x="14.491cm" svg:y="3.898cm" svg:viewBox="0 0 882 847" svg:d="M71 0h705c71 0 106 35 106 106v635c0 35-35 106-106 106h-705c-36 0-71-71-71-106v-635c0-71 35-106 71-106z">
          <text:p/>
        </draw:path>
        <draw:path draw:style-name="gr2" draw:text-style-name="P2" draw:layer="layout" svg:width="0.881cm" svg:height="0.81cm" svg:x="3.252cm" svg:y="4.885cm" svg:viewBox="0 0 882 811" svg:d="M106 0h670c35 0 106 35 106 71v670c0 35-71 70-106 70h-670c-71 0-106-35-106-70v-670c0-36 35-71 106-71z">
          <text:p/>
        </draw:path>
        <draw:path draw:style-name="gr2" draw:text-style-name="P2" draw:layer="layout" svg:width="0.916cm" svg:height="0.81cm" svg:x="4.273cm" svg:y="4.885cm" svg:viewBox="0 0 917 811" svg:d="M106 0h705c36 0 106 35 106 71v670c0 35-70 70-106 70h-705c-71 0-106-35-106-70v-670c0-36 35-71 106-71z">
          <text:p/>
        </draw:path>
        <draw:path draw:style-name="gr2" draw:text-style-name="P2" draw:layer="layout" svg:width="0.916cm" svg:height="0.81cm" svg:x="5.33cm" svg:y="4.885cm" svg:viewBox="0 0 917 811" svg:d="M106 0h705c71 0 106 35 106 71v670c0 35-35 70-106 70h-705c-71 0-106-35-106-70v-670c0-36 35-71 106-71z">
          <text:p/>
        </draw:path>
        <draw:path draw:style-name="gr2" draw:text-style-name="P2" draw:layer="layout" svg:width="0.881cm" svg:height="0.81cm" svg:x="6.387cm" svg:y="4.885cm" svg:viewBox="0 0 882 811" svg:d="M106 0h670c71 0 106 35 106 71v670c0 35-35 70-106 70h-670c-71 0-106-35-106-70v-670c0-36 35-71 106-71z">
          <text:p/>
        </draw:path>
        <draw:path draw:style-name="gr2" draw:text-style-name="P2" draw:layer="layout" svg:width="0.916cm" svg:height="0.81cm" svg:x="7.409cm" svg:y="4.885cm" svg:viewBox="0 0 917 811" svg:d="M106 0h705c71 0 106 35 106 71v670c0 35-35 70-106 70h-705c-71 0-106-35-106-70v-670c0-36 35-71 106-71z">
          <text:p/>
        </draw:path>
        <draw:path draw:style-name="gr2" draw:text-style-name="P2" draw:layer="layout" svg:width="0.916cm" svg:height="0.81cm" svg:x="8.466cm" svg:y="4.885cm" svg:viewBox="0 0 917 811" svg:d="M106 0h705c71 0 106 35 106 71v670c0 35-35 70-106 70h-705c-35 0-106-35-106-70v-670c0-36 71-71 106-71z">
          <text:p/>
        </draw:path>
        <draw:path draw:style-name="gr2" draw:text-style-name="P2" draw:layer="layout" svg:width="0.881cm" svg:height="0.81cm" svg:x="9.523cm" svg:y="4.885cm" svg:viewBox="0 0 882 811" svg:d="M106 0h670c71 0 106 35 106 71v670c0 35-35 70-106 70h-670c-35 0-106-35-106-70v-670c0-36 71-71 106-71z">
          <text:p/>
        </draw:path>
        <draw:path draw:style-name="gr2" draw:text-style-name="P2" draw:layer="layout" svg:width="0.916cm" svg:height="0.81cm" svg:x="10.545cm" svg:y="4.885cm" svg:viewBox="0 0 917 811" svg:d="M106 0h705c71 0 106 35 106 71v670c0 35-35 70-106 70h-705c-35 0-106-35-106-70v-670c0-36 71-71 106-71z">
          <text:p/>
        </draw:path>
        <draw:path draw:style-name="gr2" draw:text-style-name="P2" draw:layer="layout" svg:width="0.916cm" svg:height="0.81cm" svg:x="11.602cm" svg:y="4.885cm" svg:viewBox="0 0 917 811" svg:d="M106 0h705c71 0 106 35 106 71v670c0 35-35 70-106 70h-705c-35 0-106-35-106-70v-670c0-36 71-71 106-71z">
          <text:p/>
        </draw:path>
        <draw:path draw:style-name="gr2" draw:text-style-name="P2" draw:layer="layout" svg:width="0.916cm" svg:height="0.81cm" svg:x="12.659cm" svg:y="4.885cm" svg:viewBox="0 0 917 811" svg:d="M106 0h705c71 0 106 35 106 71v670c0 35-35 70-106 70h-705c-35 0-106-35-106-70v-670c0-36 71-71 106-71z">
          <text:p/>
        </draw:path>
        <draw:path draw:style-name="gr2" draw:text-style-name="P2" draw:layer="layout" svg:width="0.916cm" svg:height="0.81cm" svg:x="13.681cm" svg:y="4.885cm" svg:viewBox="0 0 917 811" svg:d="M106 0h705c71 0 106 35 106 71v670c0 35-35 70-106 70h-705c-35 0-106-35-106-70v-670c0-36 71-71 106-71z">
          <text:p/>
        </draw:path>
        <draw:path draw:style-name="gr2" draw:text-style-name="P2" draw:layer="layout" svg:width="0.881cm" svg:height="0.81cm" svg:x="3.639cm" svg:y="5.836cm" svg:viewBox="0 0 882 811" svg:d="M71 0h740c36 0 71 71 71 106v600c0 70-35 105-71 105h-740c-36 0-71-35-71-105v-600c0-35 35-106 71-106z">
          <text:p/>
        </draw:path>
        <draw:path draw:style-name="gr2" draw:text-style-name="P2" draw:layer="layout" svg:width="0.881cm" svg:height="0.81cm" svg:x="4.696cm" svg:y="5.836cm" svg:viewBox="0 0 882 811" svg:d="M71 0h740c36 0 71 71 71 106v600c0 70-35 105-71 105h-740c-36 0-71-35-71-105v-600c0-35 35-106 71-106z">
          <text:p/>
        </draw:path>
        <draw:path draw:style-name="gr2" draw:text-style-name="P2" draw:layer="layout" svg:width="0.881cm" svg:height="0.81cm" svg:x="5.753cm" svg:y="5.836cm" svg:viewBox="0 0 882 811" svg:d="M71 0h740c36 0 71 71 71 106v600c0 70-35 105-71 105h-740c-36 0-71-35-71-105v-600c0-35 35-106 71-106z">
          <text:p/>
        </draw:path>
        <draw:path draw:style-name="gr2" draw:text-style-name="P2" draw:layer="layout" svg:width="0.881cm" svg:height="0.81cm" svg:x="7.832cm" svg:y="5.836cm" svg:viewBox="0 0 882 811" svg:d="M106 0h705c36 0 71 71 71 106v600c0 70-35 105-71 105h-705c-71 0-106-35-106-105v-600c0-35 35-106 106-106z">
          <text:p/>
        </draw:path>
        <draw:path draw:style-name="gr2" draw:text-style-name="P2" draw:layer="layout" svg:width="0.881cm" svg:height="0.81cm" svg:x="8.889cm" svg:y="5.836cm" svg:viewBox="0 0 882 811" svg:d="M106 0h705c36 0 71 71 71 106v600c0 70-35 105-71 105h-705c-71 0-106-35-106-105v-600c0-35 35-106 106-106z">
          <text:p/>
        </draw:path>
        <draw:path draw:style-name="gr2" draw:text-style-name="P2" draw:layer="layout" svg:width="0.846cm" svg:height="0.81cm" svg:x="9.946cm" svg:y="5.836cm" svg:viewBox="0 0 847 811" svg:d="M106 0h670c35 0 71 71 71 106v600c0 70-36 105-71 105h-670c-71 0-106-35-106-105v-600c0-35 35-106 106-106z">
          <text:p/>
        </draw:path>
        <draw:path draw:style-name="gr2" draw:text-style-name="P2" draw:layer="layout" svg:width="0.881cm" svg:height="0.81cm" svg:x="10.968cm" svg:y="5.836cm" svg:viewBox="0 0 882 811" svg:d="M106 0h705c36 0 71 71 71 106v600c0 70-35 105-71 105h-705c-71 0-106-35-106-105v-600c0-35 35-106 106-106z">
          <text:p/>
        </draw:path>
        <draw:path draw:style-name="gr2" draw:text-style-name="P2" draw:layer="layout" svg:width="0.881cm" svg:height="0.81cm" svg:x="12.025cm" svg:y="5.836cm" svg:viewBox="0 0 882 811" svg:d="M106 0h705c36 0 71 71 71 106v600c0 70-35 105-71 105h-705c-71 0-106-35-106-105v-600c0-35 35-106 106-106z">
          <text:p/>
        </draw:path>
        <draw:path draw:style-name="gr2" draw:text-style-name="P2" draw:layer="layout" svg:width="0.846cm" svg:height="0.81cm" svg:x="13.082cm" svg:y="5.836cm" svg:viewBox="0 0 847 811" svg:d="M106 0h670c35 0 71 71 71 106v600c0 70-36 105-71 105h-670c-71 0-106-35-106-105v-600c0-35 35-106 106-106z">
          <text:p/>
        </draw:path>
        <draw:path draw:style-name="gr2" draw:text-style-name="P2" draw:layer="layout" svg:width="6.541cm" svg:height="0.846cm" svg:x="5.084cm" svg:y="6.787cm" svg:viewBox="0 0 6542 847" svg:d="M456 0h-358c-65 0-98 35-98 106v635c0 70 33 106 98 106h358 5468 586c0 0 32-36 32-106v-635c0-71-32-106-32-106h-586z">
          <text:p/>
        </draw:path>
        <draw:path draw:style-name="gr2" draw:text-style-name="P2" draw:layer="layout" svg:width="0.846cm" svg:height="0.81cm" svg:x="6.81cm" svg:y="5.836cm" svg:viewBox="0 0 847 811" svg:d="M35 0h741c35 0 71 71 71 106v600c0 70-36 105-71 105h-741c0 0-35-35-35-105v-600c0-35 35-106 35-106z">
          <text:p/>
        </draw:path>
        <draw:path draw:style-name="gr2" draw:text-style-name="P2" draw:layer="layout" svg:width="0.881cm" svg:height="0.81cm" svg:x="2.626cm" svg:y="5.836cm" svg:viewBox="0 0 882 811" svg:d="M71 0h740c36 0 71 71 71 106v600c0 70-35 105-71 105h-740c-36 0-71-35-71-105v-600c0-35 35-106 71-106z">
          <text:p/>
        </draw:path>
        <draw:path draw:style-name="gr2" draw:text-style-name="P2" draw:layer="layout" svg:width="0.881cm" svg:height="0.81cm" svg:x="14.716cm" svg:y="4.885cm" svg:viewBox="0 0 882 811" svg:d="M71 0h705c71 0 106 35 106 106v600c0 70-35 105-106 105h-705c-36 0-71-35-71-105v-600c0-71 35-106 71-106z">
          <text:p/>
        </draw:path>
        <draw:path draw:style-name="gr3" draw:text-style-name="P3" draw:layer="layout" svg:width="0.916cm" svg:height="0.846cm" svg:x="1.278cm" svg:y="1.502cm" svg:viewBox="0 0 917 847" svg:d="M106 0h705c36 0 106 35 106 106v635c0 35-70 106-106 106h-705c-71 0-106-71-106-106v-635c0-71 35-106 106-106z">
          <text:p/>
        </draw:path>
        <draw:path draw:style-name="gr4" draw:text-style-name="P4" draw:layer="layout" svg:width="0.881cm" svg:height="0.846cm" svg:x="3.392cm" svg:y="1.502cm" svg:viewBox="0 0 882 847" svg:d="M71 0h705c71 0 106 35 106 106v635c0 35-35 106-106 106h-705c-36 0-71-71-71-106v-635c0-71 35-106 71-106z">
          <text:p/>
        </draw:path>
        <draw:path draw:style-name="gr4" draw:text-style-name="P4" draw:layer="layout" svg:width="0.916cm" svg:height="0.846cm" svg:x="4.414cm" svg:y="1.502cm" svg:viewBox="0 0 917 847" svg:d="M106 0h705c71 0 106 35 106 106v635c0 35-35 106-106 106h-705c-71 0-106-71-106-106v-635c0-71 35-106 106-106z">
          <text:p/>
        </draw:path>
        <draw:path draw:style-name="gr4" draw:text-style-name="P4" draw:layer="layout" svg:width="0.916cm" svg:height="0.846cm" svg:x="5.471cm" svg:y="1.502cm" svg:viewBox="0 0 917 847" svg:d="M106 0h705c71 0 106 35 106 106v635c0 35-35 106-106 106h-705c-35 0-106-71-106-106v-635c0-71 71-106 106-106z">
          <text:p/>
        </draw:path>
        <draw:path draw:style-name="gr4" draw:text-style-name="P4" draw:layer="layout" svg:width="0.881cm" svg:height="0.846cm" svg:x="6.528cm" svg:y="1.502cm" svg:viewBox="0 0 882 847" svg:d="M106 0h670c71 0 106 35 106 106v635c0 35-35 106-106 106h-670c-35 0-106-71-106-106v-635c0-71 71-106 106-106z">
          <text:p/>
        </draw:path>
        <draw:path draw:style-name="gr4" draw:text-style-name="P4" draw:layer="layout" svg:width="0.881cm" svg:height="0.846cm" svg:x="8.079cm" svg:y="1.467cm" svg:viewBox="0 0 882 847" svg:d="M106 0h705c36 0 71 71 71 106v635c0 70-35 106-71 106h-705c-71 0-106-36-106-106v-635c0-35 35-106 106-106z">
          <text:p/>
        </draw:path>
        <draw:path draw:style-name="gr4" draw:text-style-name="P4" draw:layer="layout" svg:width="0.881cm" svg:height="0.846cm" svg:x="9.136cm" svg:y="1.467cm" svg:viewBox="0 0 882 847" svg:d="M106 0h705c36 0 71 71 71 106v635c0 70-35 106-71 106h-705c-71 0-106-36-106-106v-635c0-35 35-106 106-106z">
          <text:p/>
        </draw:path>
        <draw:path draw:style-name="gr4" draw:text-style-name="P4" draw:layer="layout" svg:width="0.846cm" svg:height="0.846cm" svg:x="10.193cm" svg:y="1.467cm" svg:viewBox="0 0 847 847" svg:d="M71 0h705c35 0 71 71 71 106v635c0 70-36 106-71 106h-705c-36 0-71-36-71-106v-635c0-35 35-106 71-106z">
          <text:p/>
        </draw:path>
        <draw:path draw:style-name="gr4" draw:text-style-name="P4" draw:layer="layout" svg:width="0.881cm" svg:height="0.846cm" svg:x="11.214cm" svg:y="1.467cm" svg:viewBox="0 0 882 847" svg:d="M106 0h705c36 0 71 71 71 106v635c0 70-35 106-71 106h-705c-71 0-106-36-106-106v-635c0-35 35-106 106-106z">
          <text:p/>
        </draw:path>
        <draw:path draw:style-name="gr4" draw:text-style-name="P4" draw:layer="layout" svg:width="0.881cm" svg:height="0.846cm" svg:x="12.765cm" svg:y="1.467cm" svg:viewBox="0 0 882 847" svg:d="M106 0h705c36 0 71 71 71 106v635c0 70-35 106-71 106h-705c-71 0-106-36-106-106v-635c0-35 35-106 106-106z">
          <text:p/>
        </draw:path>
        <draw:path draw:style-name="gr4" draw:text-style-name="P4" draw:layer="layout" svg:width="0.881cm" svg:height="0.846cm" svg:x="13.786cm" svg:y="1.467cm" svg:viewBox="0 0 882 847" svg:d="M106 0h705c36 0 71 71 71 106v635c0 70-35 106-71 106h-705c-71 0-106-36-106-106v-635c0-35 35-106 106-106z">
          <text:p/>
        </draw:path>
        <draw:path draw:style-name="gr4" draw:text-style-name="P4" draw:layer="layout" svg:width="0.881cm" svg:height="0.846cm" svg:x="14.843cm" svg:y="1.467cm" svg:viewBox="0 0 882 847" svg:d="M106 0h705c36 0 71 71 71 106v635c0 70-35 106-71 106h-705c-71 0-106-36-106-106v-635c0-35 35-106 106-106z">
          <text:p/>
        </draw:path>
        <draw:path draw:style-name="gr4" draw:text-style-name="P4" draw:layer="layout" svg:width="0.881cm" svg:height="0.846cm" svg:x="15.9cm" svg:y="1.467cm" svg:viewBox="0 0 882 847" svg:d="M106 0h705c36 0 71 71 71 106v635c0 70-35 106-71 106h-705c-71 0-106-36-106-106v-635c0-35 35-106 106-106z">
          <text:p/>
        </draw:path>
        <draw:path draw:style-name="gr5" draw:text-style-name="P5" draw:layer="layout" svg:width="0.881cm" svg:height="0.775cm" svg:x="17.523cm" svg:y="2.947cm" svg:viewBox="0 0 882 776" svg:d="M106 0h705c36 0 71 35 71 71v635c0 35-35 70-71 70h-705c-71 0-106-35-106-70v-635c0-36 35-71 106-71z">
          <text:p/>
        </draw:path>
        <draw:path draw:style-name="gr6" draw:text-style-name="P6" draw:layer="layout" svg:width="0.881cm" svg:height="0.775cm" svg:x="18.58cm" svg:y="2.947cm" svg:viewBox="0 0 882 776" svg:d="M106 0h705c36 0 71 35 71 71v635c0 35-35 70-71 70h-705c-71 0-106-35-106-70v-635c0-36 35-71 106-71z">
          <text:p/>
        </draw:path>
        <draw:path draw:style-name="gr6" draw:text-style-name="P6" draw:layer="layout" svg:width="0.846cm" svg:height="0.775cm" svg:x="19.637cm" svg:y="2.947cm" svg:viewBox="0 0 847 776" svg:d="M106 0h670c35 0 71 35 71 71v635c0 35-36 70-71 70h-670c-71 0-106-35-106-70v-635c0-36 35-71 106-71z">
          <text:p/>
        </draw:path>
        <draw:path draw:style-name="gr3" draw:text-style-name="P3" draw:layer="layout" svg:width="0.916cm" svg:height="0.846cm" svg:x="17.452cm" svg:y="1.467cm" svg:viewBox="0 0 917 847" svg:d="M106 0h705c71 0 106 71 106 106v635c0 70-35 106-106 106h-705c-35 0-106-36-106-106v-635c0-35 71-106 106-106z">
          <text:p/>
        </draw:path>
        <draw:path draw:style-name="gr7" draw:text-style-name="P7" draw:layer="layout" svg:width="0.916cm" svg:height="0.846cm" svg:x="18.509cm" svg:y="1.467cm" svg:viewBox="0 0 917 847" svg:d="M106 0h705c71 0 106 71 106 106v635c0 70-35 106-106 106h-705c-35 0-106-36-106-106v-635c0-35 71-106 106-106z">
          <text:p/>
        </draw:path>
        <draw:path draw:style-name="gr3" draw:text-style-name="P3" draw:layer="layout" svg:width="0.881cm" svg:height="0.846cm" svg:x="19.566cm" svg:y="1.467cm" svg:viewBox="0 0 882 847" svg:d="M106 0h670c71 0 106 71 106 106v635c0 70-35 106-106 106h-670c-35 0-106-36-106-106v-635c0-35 71-106 106-106z">
          <text:p/>
        </draw:path>
        <draw:path draw:style-name="gr5" draw:text-style-name="P5" draw:layer="layout" svg:width="0.881cm" svg:height="0.846cm" svg:x="17.523cm" svg:y="3.889cm" svg:viewBox="0 0 882 847" svg:d="M106 0h705c36 0 71 71 71 106v635c0 70-35 106-71 106h-705c-71 0-106-36-106-106v-635c0-35 35-106 106-106z">
          <text:p/>
        </draw:path>
        <draw:path draw:style-name="gr6" draw:text-style-name="P6" draw:layer="layout" svg:width="0.881cm" svg:height="0.846cm" svg:x="18.58cm" svg:y="3.889cm" svg:viewBox="0 0 882 847" svg:d="M106 0h705c36 0 71 71 71 106v635c0 70-35 106-71 106h-705c-71 0-106-36-106-106v-635c0-35 35-106 106-106z">
          <text:p/>
        </draw:path>
        <draw:path draw:style-name="gr6" draw:text-style-name="P6" draw:layer="layout" svg:width="0.846cm" svg:height="0.846cm" svg:x="19.637cm" svg:y="3.889cm" svg:viewBox="0 0 847 847" svg:d="M106 0h670c35 0 71 71 71 106v635c0 70-36 106-71 106h-670c-71 0-106-36-106-106v-635c0-35 35-106 106-106z">
          <text:p/>
        </draw:path>
        <draw:path draw:style-name="gr6" draw:text-style-name="P6" draw:layer="layout" svg:width="0.881cm" svg:height="0.81cm" svg:x="17.523cm" svg:y="6.787cm" svg:viewBox="0 0 882 811" svg:d="M106 0h705c36 0 71 35 71 71v670c0 35-35 70-71 70h-705c-71 0-106-35-106-70v-670c0-36 35-71 106-71z">
          <text:p/>
        </draw:path>
        <draw:path draw:style-name="gr6" draw:text-style-name="P6" draw:layer="layout" svg:width="0.881cm" svg:height="0.81cm" svg:x="18.58cm" svg:y="6.787cm" svg:viewBox="0 0 882 811" svg:d="M106 0h705c36 0 71 35 71 71v670c0 35-35 70-71 70h-705c-71 0-106-35-106-70v-670c0-36 35-71 106-71z">
          <text:p/>
        </draw:path>
        <draw:path draw:style-name="gr6" draw:text-style-name="P6" draw:layer="layout" svg:width="0.846cm" svg:height="0.81cm" svg:x="19.637cm" svg:y="6.787cm" svg:viewBox="0 0 847 811" svg:d="M106 0h670c35 0 71 35 71 71v670c0 35-36 70-71 70h-670c-71 0-106-35-106-70v-670c0-36 35-71 106-71z">
          <text:p/>
        </draw:path>
        <draw:path draw:style-name="gr6" draw:text-style-name="P6" draw:layer="layout" svg:width="0.881cm" svg:height="0.81cm" svg:x="18.58cm" svg:y="5.836cm" svg:viewBox="0 0 882 811" svg:d="M106 0h705c36 0 71 35 71 106v600c0 35-35 105-71 105h-705c-71 0-106-70-106-105v-600c0-71 35-106 106-106z">
          <text:p/>
        </draw:path>
        <draw:path draw:style-name="gr7" draw:text-style-name="P7" draw:layer="layout" svg:width="0.916cm" svg:height="0.775cm" svg:x="21.131cm" svg:y="2.947cm" svg:viewBox="0 0 917 776" svg:d="M106 0h705c71 0 106 35 106 71v635c0 35-35 70-106 70h-705c-35 0-106-35-106-70v-635c0-36 71-71 106-71z">
          <text:p/>
        </draw:path>
        <draw:path draw:style-name="gr8" draw:text-style-name="P8" draw:layer="layout" svg:width="0.881cm" svg:height="0.775cm" svg:x="22.188cm" svg:y="2.947cm" svg:viewBox="0 0 882 776" svg:d="M106 0h670c71 0 106 35 106 71v635c0 35-35 70-106 70h-670c-35 0-106-35-106-70v-635c0-36 71-71 106-71z">
          <text:p/>
        </draw:path>
        <draw:path draw:style-name="gr8" draw:text-style-name="P8" draw:layer="layout" svg:width="0.916cm" svg:height="0.775cm" svg:x="23.21cm" svg:y="2.947cm" svg:viewBox="0 0 917 776" svg:d="M106 0h705c71 0 106 35 106 71v635c0 35-35 70-106 70h-705c-35 0-106-35-106-70v-635c0-36 71-71 106-71z">
          <text:p/>
        </draw:path>
        <draw:path draw:style-name="gr8" draw:text-style-name="P8" draw:layer="layout" svg:width="0.916cm" svg:height="0.846cm" svg:x="21.131cm" svg:y="3.889cm" svg:viewBox="0 0 917 847" svg:d="M106 0h705c71 0 106 71 106 106v635c0 70-35 106-106 106h-705c-35 0-106-36-106-106v-635c0-35 71-106 106-106z">
          <text:p/>
        </draw:path>
        <draw:path draw:style-name="gr9" draw:text-style-name="P8" draw:layer="layout" svg:width="0.881cm" svg:height="0.846cm" svg:x="22.188cm" svg:y="3.889cm" svg:viewBox="0 0 882 847" svg:d="M106 0h670c71 0 106 71 106 106v635c0 70-35 106-106 106h-670c-35 0-106-36-106-106v-635c0-35 71-106 106-106z">
          <text:p/>
        </draw:path>
        <draw:path draw:style-name="gr8" draw:text-style-name="P8" draw:layer="layout" svg:width="0.916cm" svg:height="0.846cm" svg:x="23.21cm" svg:y="3.889cm" svg:viewBox="0 0 917 847" svg:d="M106 0h705c71 0 106 71 106 106v635c0 70-35 106-106 106h-705c-35 0-106-36-106-106v-635c0-35 71-106 106-106z">
          <text:p/>
        </draw:path>
        <draw:path draw:style-name="gr8" draw:text-style-name="P8" draw:layer="layout" svg:width="0.916cm" svg:height="0.846cm" svg:x="21.131cm" svg:y="4.876cm" svg:viewBox="0 0 917 847" svg:d="M106 0h705c71 0 106 35 106 106v635c0 70-35 106-106 106h-705c-35 0-106-36-106-106v-635c0-71 71-106 106-106z">
          <text:p/>
        </draw:path>
        <draw:path draw:style-name="gr8" draw:text-style-name="P8" draw:layer="layout" svg:width="0.881cm" svg:height="0.846cm" svg:x="22.188cm" svg:y="4.876cm" svg:viewBox="0 0 882 847" svg:d="M106 0h670c71 0 106 35 106 106v635c0 70-35 106-106 106h-670c-35 0-106-36-106-106v-635c0-71 71-106 106-106z">
          <text:p/>
        </draw:path>
        <draw:path draw:style-name="gr8" draw:text-style-name="P8" draw:layer="layout" svg:width="0.916cm" svg:height="0.846cm" svg:x="23.21cm" svg:y="4.876cm" svg:viewBox="0 0 917 847" svg:d="M106 0h705c71 0 106 35 106 106v635c0 70-35 106-106 106h-705c-35 0-106-36-106-106v-635c0-71 71-106 106-106z">
          <text:p/>
        </draw:path>
        <draw:path draw:style-name="gr8" draw:text-style-name="P8" draw:layer="layout" svg:width="0.916cm" svg:height="0.81cm" svg:x="21.131cm" svg:y="5.836cm" svg:viewBox="0 0 917 811" svg:d="M106 0h705c71 0 106 35 106 106v600c0 35-35 105-106 105h-705c-35 0-106-70-106-105v-600c0-71 71-106 106-106z">
          <text:p/>
        </draw:path>
        <draw:path draw:style-name="gr8" draw:text-style-name="P8" draw:layer="layout" svg:width="0.881cm" svg:height="0.81cm" svg:x="22.188cm" svg:y="5.836cm" svg:viewBox="0 0 882 811" svg:d="M106 0h670c71 0 106 35 106 106v600c0 35-35 105-106 105h-670c-35 0-106-70-106-105v-600c0-71 71-106 106-106z">
          <text:p/>
        </draw:path>
        <draw:path draw:style-name="gr8" draw:text-style-name="P8" draw:layer="layout" svg:width="0.916cm" svg:height="0.81cm" svg:x="23.21cm" svg:y="5.836cm" svg:viewBox="0 0 917 811" svg:d="M106 0h705c71 0 106 35 106 106v600c0 35-35 105-106 105h-705c-35 0-106-70-106-105v-600c0-71 71-106 106-106z">
          <text:p/>
        </draw:path>
        <draw:path draw:style-name="gr8" draw:text-style-name="P8" draw:layer="layout" svg:width="0.916cm" svg:height="0.81cm" svg:x="23.21cm" svg:y="6.787cm" svg:viewBox="0 0 917 811" svg:d="M106 0h705c71 0 106 35 106 71v670c0 35-35 70-106 70h-705c-35 0-106-35-106-70v-670c0-36 71-71 106-71z">
          <text:p/>
        </draw:path>
        <draw:path draw:style-name="gr8" draw:text-style-name="P8" draw:layer="layout" svg:width="0.916cm" svg:height="0.775cm" svg:x="24.267cm" svg:y="2.947cm" svg:viewBox="0 0 917 776" svg:d="M106 0h705c71 0 106 35 106 71v635c0 35-35 70-106 70h-705c-35 0-106-35-106-70v-635c0-36 71-71 106-71z">
          <text:p/>
        </draw:path>
        <draw:path draw:style-name="gr3" draw:text-style-name="P3" draw:layer="layout" svg:width="1.037cm" svg:height="0.846cm" svg:x="13.066cm" svg:y="6.787cm" svg:viewBox="0 0 1038 847" svg:d="M130 0h821c44 0 87 35 87 106v635c0 70-43 106-87 106h-821c-87 0-130-36-130-106v-635c0-71 43-106 130-106z">
          <text:p/>
        </draw:path>
        <draw:path draw:style-name="gr3" draw:text-style-name="P3" draw:layer="layout" svg:width="1.084cm" svg:height="0.846cm" svg:x="14.253cm" svg:y="6.787cm" svg:viewBox="0 0 1085 847" svg:d="M130 0h868c44 0 87 35 87 106v635c0 70-43 106-87 106h-868c-87 0-130-36-130-106v-635c0-71 43-106 130-106z">
          <text:p/>
        </draw:path>
        <draw:path draw:style-name="gr8" draw:text-style-name="P8" draw:layer="layout" svg:width="0.916cm" svg:height="1.819cm" svg:x="24.267cm" svg:y="3.903cm" svg:viewBox="0 0 917 1820" svg:d="M917 109c0-36-35-109-106-109h-705c-35 0-106 73-106 109v1602c0 72 71 109 106 109h705c71 0 106-37 106-109z">
          <text:p/>
        </draw:path>
        <draw:path draw:style-name="gr5" draw:text-style-name="P5" draw:layer="layout" svg:width="0.916cm" svg:height="1.763cm" svg:x="24.267cm" svg:y="5.835cm" svg:viewBox="0 0 917 1764" svg:d="M917 110c0-73-35-110-106-110h-705c-35 0-106 37-106 110v1580c0 37 71 74 106 74h705c71 0 106-37 106-74z">
          <text:p/>
        </draw:path>
        <draw:path draw:style-name="gr6" draw:text-style-name="P6" draw:layer="layout" svg:width="1.55cm" svg:height="0.846cm" svg:x="1.278cm" svg:y="3.898cm" svg:viewBox="0 0 1551 847" svg:d="M106 847c-71 0-106-71-106-106v-635c0-71 35-106 106-106h1340c70 0 105 35 105 106v635c0 35-35 106-105 106z">
          <text:p/>
        </draw:path>
        <draw:path draw:style-name="gr7" draw:text-style-name="P7" draw:layer="layout" svg:width="1.832cm" svg:height="0.81cm" svg:x="1.278cm" svg:y="4.885cm" svg:viewBox="0 0 1833 811" svg:d="M106 811c-35 0-106-35-106-70v-670c0-36 71-71 106-71h1586c71 0 141 35 141 71v670c0 35-70 70-141 70z">
          <text:p/>
        </draw:path>
        <draw:path draw:style-name="gr8" draw:text-style-name="P8" draw:layer="layout" svg:width="1.938cm" svg:height="0.81cm" svg:x="21.131cm" svg:y="6.787cm" svg:viewBox="0 0 1939 811" svg:d="M106 811c-35 0-106-35-106-70v-670c0-36 71-71 106-71h1727c71 0 106 35 106 71v670c0 35-35 70-106 70z">
          <text:p/>
        </draw:path>
        <draw:line draw:style-name="gr10" draw:text-style-name="P9" draw:layer="layout" svg:x1="17.452cm" svg:y1="2.031cm" svg:x2="18.368cm" svg:y2="2.031cm">
          <text:p/>
        </draw:line>
        <draw:line draw:style-name="gr10" draw:text-style-name="P9" draw:layer="layout" svg:x1="19.566cm" svg:y1="1.995cm" svg:x2="20.447cm" svg:y2="1.995cm">
          <text:p/>
        </draw:line>
        <draw:path draw:style-name="gr5" draw:text-style-name="P5" draw:layer="layout" svg:width="1.974cm" svg:height="0.815cm" svg:x="14.867cm" svg:y="2.941cm" svg:viewBox="0 0 1975 816" svg:d="M110 10c-73 0-110 35-110 106l10 594c0 36 37 106 110 106l1782-10c37 0 73-70 73-106l-10-594c0-71-36-106-73-106z">
          <text:p/>
        </draw:path>
        <draw:path draw:style-name="gr11" draw:text-style-name="P10" draw:layer="layout" svg:width="2.748cm" svg:height="0.81cm" svg:x="14.103cm" svg:y="5.836cm" svg:viewBox="0 0 2749 811" svg:d="M70 811c-35 0-70-35-70-105v-600c0-35 35-106 70-106h2573c71 0 106 71 106 106v600c0 70-35 105-106 105z">
          <text:p/>
        </draw:path>
        <draw:path draw:style-name="gr5" draw:text-style-name="P5" draw:layer="layout" svg:width="1.344cm" svg:height="1.797cm" svg:x="15.508cm" svg:y="3.898cm" svg:viewBox="0 0 1345 1798" svg:d="M122 843h-30c-61 0-92-35-92-71v-701c0-36 31-71 92-71h1161c61 0 92 35 92 71v1621c0 71-31 106-92 106h-948c-61 0-91-35-91-106v-743c0-71 0-106-92-106z">
          <text:p/>
        </draw:path>
        <draw:path draw:style-name="gr11" draw:text-style-name="P10" draw:layer="layout" svg:width="1.374cm" svg:height="0.846cm" svg:x="15.478cm" svg:y="6.787cm" svg:viewBox="0 0 1375 847" svg:d="M106 0h1163c71 0 106 35 106 106v635c0 70-35 106-106 106h-1163c-71 0-106-36-106-106v-635c0-71 35-106 106-106z">
          <text:p/>
        </draw:path>
        <draw:path draw:style-name="gr11" draw:text-style-name="P10" draw:layer="layout" svg:width="1.213cm" svg:height="0.846cm" svg:x="1.278cm" svg:y="6.787cm" svg:viewBox="0 0 1214 847" svg:d="M104 0h1041c34 0 69 35 69 106v635c0 70-35 106-69 106h-1041c-69 0-104-36-104-106v-635c0-71 35-106 104-106z">
          <text:p/>
        </draw:path>
        <draw:path draw:style-name="gr3" draw:text-style-name="P3" draw:layer="layout" svg:width="1.084cm" svg:height="0.846cm" svg:x="2.616cm" svg:y="6.787cm" svg:viewBox="0 0 1085 847" svg:d="M130 0h825c87 0 130 35 130 106v635c0 35-43 106-130 106h-825c-43 0-130-71-130-106v-635c0-71 87-106 130-106z">
          <text:p/>
        </draw:path>
        <draw:path draw:style-name="gr11" draw:text-style-name="P10" draw:layer="layout" svg:width="1.062cm" svg:height="0.846cm" svg:x="3.846cm" svg:y="6.787cm" svg:viewBox="0 0 1063 847" svg:d="M73 0h917c36 0 73 35 73 106v635c0 35-37 106-73 106h-917c-36 0-73-71-73-106v-635c0-71 37-106 73-106z">
          <text:p/>
        </draw:path>
        <draw:path draw:style-name="gr11" draw:text-style-name="P10" draw:layer="layout" svg:width="1.213cm" svg:height="0.846cm" svg:x="1.28cm" svg:y="5.818cm" svg:viewBox="0 0 1214 847" svg:d="M104 0h1041c34 0 69 35 69 106v635c0 70-35 106-69 106h-1041c-69 0-104-36-104-106v-635c0-71 35-106 104-106z">
          <text:p/>
        </draw:path>
        <draw:path draw:style-name="gr12" draw:text-style-name="P11" draw:layer="layout" svg:width="0.28cm" svg:height="0.283cm" svg:x="1.747cm" svg:y="6.1cm" svg:viewBox="0 0 281 284" svg:d="M214 113l-73-74-74 74h36v143h75v-143zM0 140l141-140 140 140h-75v144h-130v-144z">
          <text:p/>
        </draw:path>
        <draw:polygon draw:style-name="gr13" draw:text-style-name="P11" draw:layer="layout" svg:width="0.247cm" svg:height="0.106cm" svg:x="21.378cm" svg:y="1.96cm" svg:viewBox="0 0 248 107" draw:points="0,107 248,107 248,0 0,0">
          <text:p/>
        </draw:polygon>
        <draw:polygon draw:style-name="gr10" draw:text-style-name="P9" draw:layer="layout" svg:width="0.247cm" svg:height="0.106cm" svg:x="21.378cm" svg:y="1.96cm" svg:viewBox="0 0 248 107" draw:points="0,107 248,107 248,0 0,0">
          <text:p/>
        </draw:polygon>
        <draw:polygon draw:style-name="gr13" draw:text-style-name="P11" draw:layer="layout" svg:width="0.247cm" svg:height="0.106cm" svg:x="22.823cm" svg:y="1.96cm" svg:viewBox="0 0 248 107" draw:points="0,107 248,107 248,0 0,0">
          <text:p/>
        </draw:polygon>
        <draw:polygon draw:style-name="gr10" draw:text-style-name="P9" draw:layer="layout" svg:width="0.247cm" svg:height="0.106cm" svg:x="22.823cm" svg:y="1.96cm" svg:viewBox="0 0 248 107" draw:points="0,107 248,107 248,0 0,0">
          <text:p/>
        </draw:polygon>
        <draw:polygon draw:style-name="gr13" draw:text-style-name="P11" draw:layer="layout" svg:width="0.247cm" svg:height="0.106cm" svg:x="24.267cm" svg:y="1.96cm" svg:viewBox="0 0 248 107" draw:points="0,107 248,107 248,0 0,0">
          <text:p/>
        </draw:polygon>
        <draw:polygon draw:style-name="gr10" draw:text-style-name="P9" draw:layer="layout" svg:width="0.247cm" svg:height="0.106cm" svg:x="24.267cm" svg:y="1.96cm" svg:viewBox="0 0 248 107" draw:points="0,107 248,107 248,0 0,0">
          <text:p/>
        </draw:polygon>
        <draw:path draw:style-name="gr11" draw:text-style-name="P10" draw:layer="layout" svg:width="1.112cm" svg:height="0.846cm" svg:x="11.793cm" svg:y="6.787cm" svg:viewBox="0 0 1113 847" svg:d="M80 0h954c40 0 79 35 79 106v635c0 35-39 106-79 106h-954c-40 0-80-71-80-106v-635c0-71 40-106 80-106z">
          <text:p/>
        </draw:path>
        <draw:line draw:style-name="gr14" draw:text-style-name="P11" draw:layer="layout" svg:x1="2.621cm" svg:y1="4.124cm" svg:x2="2.268cm" svg:y2="4.124cm">
          <text:p/>
        </draw:line>
        <draw:line draw:style-name="gr14" draw:text-style-name="P11" draw:layer="layout" svg:x1="2.162cm" svg:y1="4.054cm" svg:x2="2.162cm" svg:y2="4.195cm">
          <text:p/>
        </draw:line>
        <draw:line draw:style-name="gr14" draw:text-style-name="P11" draw:layer="layout" svg:x1="2.162cm" svg:y1="4.406cm" svg:x2="2.515cm" svg:y2="4.406cm">
          <text:p/>
        </draw:line>
        <draw:line draw:style-name="gr14" draw:text-style-name="P11" draw:layer="layout" svg:x1="2.621cm" svg:y1="4.336cm" svg:x2="2.621cm" svg:y2="4.477cm">
          <text:p/>
        </draw:line>
        <draw:polyline draw:style-name="gr15" draw:text-style-name="P9" draw:layer="layout" svg:width="0.52cm" svg:height="0.239cm" svg:x="15.917cm" svg:y="4.153cm" svg:viewBox="0 0 521 240" draw:points="521,0 521,240 0,240">
          <text:p/>
        </draw:polyline>
        <draw:line draw:style-name="gr15" draw:text-style-name="P9" draw:layer="layout" svg:x1="15.72cm" svg:y1="3.329cm" svg:x2="15.191cm" svg:y2="3.329cm">
          <text:p/>
        </draw:line>
        <draw:path draw:style-name="gr4" draw:text-style-name="P4" draw:layer="layout" svg:width="0.916cm" svg:height="0.846cm" svg:x="14.321cm" svg:y="10.404cm" svg:viewBox="0 0 917 847" svg:d="M106 0h705c36 0 106 35 106 106v635c0 35-70 106-106 106h-705c-71 0-106-71-106-106v-635c0-71 35-106 106-106z">
          <text:p/>
        </draw:path>
        <draw:path draw:style-name="gr12" draw:text-style-name="P11" draw:layer="layout" svg:width="0.28cm" svg:height="0.283cm" svg:x="15.337cm" svg:y="6.1cm" svg:viewBox="0 0 281 284" svg:d="M214 113l-73-74-74 74h36v143h75v-143zM0 140l141-140 140 140h-75v144h-130v-144z">
          <text:p/>
        </draw:path>
        <draw:path draw:style-name="gr7" draw:text-style-name="P7" draw:layer="layout" svg:width="0.916cm" svg:height="0.846cm" svg:x="20.973cm" svg:y="10.408cm" svg:viewBox="0 0 917 847" svg:d="M106 0h705c36 0 106 35 106 106v635c0 35-70 106-106 106h-705c-71 0-106-71-106-106v-635c0-71 35-106 106-106z">
          <text:p/>
        </draw:path>
        <draw:path draw:style-name="gr11" draw:text-style-name="P10" draw:layer="layout" svg:width="0.916cm" svg:height="0.846cm" svg:x="0.86cm" svg:y="10.408cm" svg:viewBox="0 0 917 847" svg:d="M106 0h705c36 0 106 35 106 106v635c0 35-70 106-106 106h-705c-71 0-106-71-106-106v-635c0-71 35-106 106-106z">
          <text:p/>
        </draw:path>
        <draw:path draw:style-name="gr3" draw:text-style-name="P3" draw:layer="layout" svg:width="0.916cm" svg:height="0.846cm" svg:x="7.365cm" svg:y="10.408cm" svg:viewBox="0 0 917 847" svg:d="M106 0h705c36 0 106 35 106 106v635c0 35-70 106-106 106h-705c-71 0-106-71-106-106v-635c0-71 35-106 106-106z">
          <text:p/>
        </draw:path>
        <draw:path draw:style-name="gr2" draw:text-style-name="P2" draw:layer="layout" svg:width="0.916cm" svg:height="0.846cm" svg:x="0.853cm" svg:y="9.258cm" svg:viewBox="0 0 917 847" svg:d="M106 0h705c36 0 106 35 106 106v635c0 35-70 106-106 106h-705c-71 0-106-71-106-106v-635c0-71 35-106 106-106z">
          <text:p/>
        </draw:path>
        <draw:path draw:style-name="gr5" draw:text-style-name="P5" draw:layer="layout" svg:width="0.916cm" svg:height="0.846cm" svg:x="7.365cm" svg:y="9.258cm" svg:viewBox="0 0 917 847" svg:d="M106 0h705c36 0 106 35 106 106v635c0 35-70 106-106 106h-705c-71 0-106-71-106-106v-635c0-71 35-106 106-106z">
          <text:p/>
        </draw:path>
        <draw:path draw:style-name="gr6" draw:text-style-name="P6" draw:layer="layout" svg:width="0.916cm" svg:height="0.846cm" svg:x="14.315cm" svg:y="9.258cm" svg:viewBox="0 0 917 847" svg:d="M106 0h705c36 0 106 35 106 106v635c0 35-70 106-106 106h-705c-71 0-106-71-106-106v-635c0-71 35-106 106-106z">
          <text:p/>
        </draw:path>
        <draw:path draw:style-name="gr8" draw:text-style-name="P8" draw:layer="layout" svg:width="0.916cm" svg:height="0.846cm" svg:x="20.963cm" svg:y="9.258cm" svg:viewBox="0 0 917 847" svg:d="M106 0h705c36 0 106 35 106 106v635c0 35-70 106-106 106h-705c-71 0-106-71-106-106v-635c0-71 35-106 106-106z">
          <text:p/>
        </draw:path>
        <draw:frame draw:style-name="gr16" draw:text-style-name="P9" draw:layer="layout" svg:width="0.383cm" svg:height="0.551cm" svg:x="3.232cm" svg:y="4.177cm">
          <draw:text-box>
            <text:p text:style-name="P12"><text:span text:style-name="T1">Q</text:span></text:p>
          </draw:text-box>
        </draw:frame>
        <draw:frame draw:style-name="gr16" draw:text-style-name="P14" draw:layer="layout" svg:width="0.353cm" svg:height="0.462cm" svg:x="4.209cm" svg:y="4.177cm">
          <draw:text-box>
            <text:p text:style-name="P13"><text:span text:style-name="T2">上</text:span></text:p>
          </draw:text-box>
        </draw:frame>
        <draw:frame draw:style-name="gr16" draw:text-style-name="P9" draw:layer="layout" svg:width="0.328cm" svg:height="0.551cm" svg:x="5.359cm" svg:y="4.177cm">
          <draw:text-box>
            <text:p text:style-name="P12"><text:span text:style-name="T1">E</text:span></text:p>
          </draw:text-box>
        </draw:frame>
        <draw:frame draw:style-name="gr16" draw:text-style-name="P9" draw:layer="layout" svg:width="0.358cm" svg:height="0.551cm" svg:x="6.371cm" svg:y="4.177cm">
          <draw:text-box>
            <text:p text:style-name="P12"><text:span text:style-name="T1">R</text:span></text:p>
          </draw:text-box>
        </draw:frame>
        <draw:frame draw:style-name="gr16" draw:text-style-name="P9" draw:layer="layout" svg:width="0.303cm" svg:height="0.551cm" svg:x="7.452cm" svg:y="4.177cm">
          <draw:text-box>
            <text:p text:style-name="P12"><text:span text:style-name="T1">T</text:span></text:p>
          </draw:text-box>
        </draw:frame>
        <draw:frame draw:style-name="gr16" draw:text-style-name="P9" draw:layer="layout" svg:width="0.32cm" svg:height="0.551cm" svg:x="8.498cm" svg:y="4.177cm">
          <draw:text-box>
            <text:p text:style-name="P12"><text:span text:style-name="T1">Y</text:span></text:p>
          </draw:text-box>
        </draw:frame>
        <draw:frame draw:style-name="gr16" draw:text-style-name="P14" draw:layer="layout" svg:width="0.353cm" svg:height="0.462cm" svg:x="9.544cm" svg:y="4.177cm">
          <draw:text-box>
            <text:p text:style-name="P13"><text:span text:style-name="T2">小</text:span></text:p>
          </draw:text-box>
        </draw:frame>
        <draw:frame draw:style-name="gr16" draw:text-style-name="P14" draw:layer="layout" svg:width="0.353cm" svg:height="0.462cm" svg:x="10.595cm" svg:y="4.177cm">
          <draw:text-box>
            <text:p text:style-name="P13"><text:span text:style-name="T2">中</text:span></text:p>
          </draw:text-box>
        </draw:frame>
        <draw:frame draw:style-name="gr16" draw:text-style-name="P14" draw:layer="layout" svg:width="0.353cm" svg:height="0.462cm" svg:x="11.601cm" svg:y="4.177cm">
          <draw:text-box>
            <text:p text:style-name="P13"><text:span text:style-name="T2">大</text:span></text:p>
          </draw:text-box>
        </draw:frame>
        <draw:frame draw:style-name="gr16" draw:text-style-name="P9" draw:layer="layout" svg:width="0.328cm" svg:height="0.551cm" svg:x="12.682cm" svg:y="4.177cm">
          <draw:text-box>
            <text:p text:style-name="P12"><text:span text:style-name="T1">P</text:span></text:p>
          </draw:text-box>
        </draw:frame>
        <draw:frame draw:style-name="gr16" draw:text-style-name="P14" draw:layer="layout" svg:width="0.353cm" svg:height="0.462cm" svg:x="3.511cm" svg:y="5.152cm">
          <draw:text-box>
            <text:p text:style-name="P13"><text:span text:style-name="T2">左</text:span></text:p>
          </draw:text-box>
        </draw:frame>
        <draw:frame draw:style-name="gr16" draw:text-style-name="P15" draw:layer="layout" svg:width="0.353cm" svg:height="0.462cm" svg:x="4.592cm" svg:y="5.152cm">
          <draw:text-box>
            <text:p text:style-name="P13"><text:span text:style-name="T3">下</text:span></text:p>
          </draw:text-box>
        </draw:frame>
        <draw:frame draw:style-name="gr16" draw:text-style-name="P14" draw:layer="layout" svg:width="0.353cm" svg:height="0.462cm" svg:x="5.603cm" svg:y="5.152cm">
          <draw:text-box>
            <text:p text:style-name="P13"><text:span text:style-name="T2">右</text:span></text:p>
          </draw:text-box>
        </draw:frame>
        <draw:frame draw:style-name="gr16" draw:text-style-name="P9" draw:layer="layout" svg:width="0.303cm" svg:height="0.551cm" svg:x="6.684cm" svg:y="5.152cm">
          <draw:text-box>
            <text:p text:style-name="P12"><text:span text:style-name="T1">F</text:span></text:p>
          </draw:text-box>
        </draw:frame>
        <draw:frame draw:style-name="gr16" draw:text-style-name="P9" draw:layer="layout" svg:width="0.383cm" svg:height="0.551cm" svg:x="7.696cm" svg:y="5.152cm">
          <draw:text-box>
            <text:p text:style-name="P12"><text:span text:style-name="T1">G</text:span></text:p>
          </draw:text-box>
        </draw:frame>
        <draw:frame draw:style-name="gr16" draw:text-style-name="P9" draw:layer="layout" svg:width="0.358cm" svg:height="0.551cm" svg:x="8.742cm" svg:y="5.152cm">
          <draw:text-box>
            <text:p text:style-name="P12"><text:span text:style-name="T1">H</text:span></text:p>
          </draw:text-box>
        </draw:frame>
        <draw:frame draw:style-name="gr16" draw:text-style-name="P14" draw:layer="layout" svg:width="0.353cm" svg:height="0.462cm" svg:x="9.758cm" svg:y="5.152cm">
          <draw:text-box>
            <text:p text:style-name="P13"><text:span text:style-name="T2">举</text:span></text:p>
          </draw:text-box>
        </draw:frame>
        <draw:frame draw:style-name="gr16" draw:text-style-name="P14" draw:layer="layout" svg:width="0.353cm" svg:height="0.462cm" svg:x="10.834cm" svg:y="5.152cm">
          <draw:text-box>
            <text:p text:style-name="P13"><text:span text:style-name="T2">投</text:span></text:p>
          </draw:text-box>
        </draw:frame>
        <draw:frame draw:style-name="gr16" draw:text-style-name="P9" draw:layer="layout" svg:width="0.277cm" svg:height="0.551cm" svg:x="11.915cm" svg:y="5.152cm">
          <draw:text-box>
            <text:p text:style-name="P12"><text:span text:style-name="T1">L</text:span></text:p>
          </draw:text-box>
        </draw:frame>
        <draw:frame draw:style-name="gr16" draw:text-style-name="P9" draw:layer="layout" svg:width="0.303cm" svg:height="0.551cm" svg:x="3.93cm" svg:y="6.094cm">
          <draw:text-box>
            <text:p text:style-name="P12"><text:span text:style-name="T1">Z</text:span></text:p>
          </draw:text-box>
        </draw:frame>
        <draw:frame draw:style-name="gr16" draw:text-style-name="P9" draw:layer="layout" svg:width="0.328cm" svg:height="0.551cm" svg:x="4.976cm" svg:y="6.094cm">
          <draw:text-box>
            <text:p text:style-name="P12"><text:span text:style-name="T1">X</text:span></text:p>
          </draw:text-box>
        </draw:frame>
        <draw:frame draw:style-name="gr16" draw:text-style-name="P9" draw:layer="layout" svg:width="0.358cm" svg:height="0.551cm" svg:x="6.022cm" svg:y="6.094cm">
          <draw:text-box>
            <text:p text:style-name="P12"><text:span text:style-name="T1">C</text:span></text:p>
          </draw:text-box>
        </draw:frame>
        <draw:frame draw:style-name="gr16" draw:text-style-name="P9" draw:layer="layout" svg:width="0.328cm" svg:height="0.551cm" svg:x="7.068cm" svg:y="6.094cm">
          <draw:text-box>
            <text:p text:style-name="P12"><text:span text:style-name="T1">V</text:span></text:p>
          </draw:text-box>
        </draw:frame>
        <draw:frame draw:style-name="gr16" draw:text-style-name="P9" draw:layer="layout" svg:width="0.328cm" svg:height="0.551cm" svg:x="8.114cm" svg:y="6.094cm">
          <draw:text-box>
            <text:p text:style-name="P12"><text:span text:style-name="T1">B</text:span></text:p>
          </draw:text-box>
        </draw:frame>
        <draw:frame draw:style-name="gr16" draw:text-style-name="P9" draw:layer="layout" svg:width="0.358cm" svg:height="0.551cm" svg:x="9.16cm" svg:y="6.094cm">
          <draw:text-box>
            <text:p text:style-name="P12"><text:span text:style-name="T1">N</text:span></text:p>
          </draw:text-box>
        </draw:frame>
        <draw:frame draw:style-name="gr16" draw:text-style-name="P9" draw:layer="layout" svg:width="0.404cm" svg:height="0.551cm" svg:x="10.172cm" svg:y="6.094cm">
          <draw:text-box>
            <text:p text:style-name="P12"><text:span text:style-name="T1">M</text:span></text:p>
          </draw:text-box>
        </draw:frame>
        <draw:frame draw:style-name="gr16" draw:text-style-name="P9" draw:layer="layout" svg:width="0.523cm" svg:height="0.28cm" svg:x="21.337cm" svg:y="3.12cm">
          <draw:text-box>
            <text:p text:style-name="P12"><text:span text:style-name="T4">Num</text:span></text:p>
          </draw:text-box>
        </draw:frame>
        <draw:frame draw:style-name="gr16" draw:text-style-name="P9" draw:layer="layout" svg:width="0.523cm" svg:height="0.28cm" svg:x="21.337cm" svg:y="3.399cm">
          <draw:text-box>
            <text:p text:style-name="P12"><text:span text:style-name="T4">Lock</text:span></text:p>
          </draw:text-box>
        </draw:frame>
        <draw:frame draw:style-name="gr16" draw:text-style-name="P9" draw:layer="layout" svg:width="0.184cm" svg:height="0.369cm" svg:x="21.262cm" svg:y="4.027cm">
          <draw:text-box>
            <text:p text:style-name="P12"><text:span text:style-name="T5">7</text:span></text:p>
          </draw:text-box>
        </draw:frame>
        <draw:frame draw:style-name="gr16" draw:text-style-name="P14" draw:layer="layout" svg:width="0.353cm" svg:height="0.462cm" svg:x="21.268cm" svg:y="5.014cm">
          <draw:text-box>
            <text:p text:style-name="P13"><text:span text:style-name="T2">小</text:span></text:p>
          </draw:text-box>
        </draw:frame>
        <draw:frame draw:style-name="gr16" draw:text-style-name="P14" draw:layer="layout" svg:width="0.353cm" svg:height="0.462cm" svg:x="21.274cm" svg:y="5.962cm">
          <draw:text-box>
            <text:p text:style-name="P13"><text:span text:style-name="T2">举</text:span></text:p>
          </draw:text-box>
        </draw:frame>
        <draw:frame draw:style-name="gr16" draw:text-style-name="P9" draw:layer="layout" svg:width="0.091cm" svg:height="0.369cm" svg:x="22.395cm" svg:y="3.067cm">
          <draw:text-box>
            <text:p text:style-name="P12"><text:span text:style-name="T5">/</text:span></text:p>
          </draw:text-box>
        </draw:frame>
        <draw:frame draw:style-name="gr16" draw:text-style-name="P9" draw:layer="layout" svg:width="0.184cm" svg:height="0.369cm" svg:x="22.35cm" svg:y="4.027cm">
          <draw:text-box>
            <text:p text:style-name="P12"><text:span text:style-name="T5">8</text:span></text:p>
          </draw:text-box>
        </draw:frame>
        <draw:frame draw:style-name="gr16" draw:text-style-name="P14" draw:layer="layout" svg:width="0.353cm" svg:height="0.462cm" svg:x="22.349cm" svg:y="5.01cm">
          <draw:text-box>
            <text:p text:style-name="P13"><text:span text:style-name="T2">中</text:span></text:p>
          </draw:text-box>
        </draw:frame>
        <draw:frame draw:style-name="gr16" draw:text-style-name="P14" draw:layer="layout" svg:width="0.353cm" svg:height="0.462cm" svg:x="22.353cm" svg:y="5.962cm">
          <draw:text-box>
            <text:p text:style-name="P13"><text:span text:style-name="T2">投</text:span></text:p>
          </draw:text-box>
        </draw:frame>
        <draw:frame draw:style-name="gr16" draw:text-style-name="P9" draw:layer="layout" svg:width="0.129cm" svg:height="0.369cm" svg:x="23.387cm" svg:y="3.121cm">
          <draw:text-box>
            <text:p text:style-name="P12"><text:span text:style-name="T5">*</text:span></text:p>
          </draw:text-box>
        </draw:frame>
        <draw:frame draw:style-name="gr16" draw:text-style-name="P9" draw:layer="layout" svg:width="0.184cm" svg:height="0.369cm" svg:x="23.359cm" svg:y="4.027cm">
          <draw:text-box>
            <text:p text:style-name="P12"><text:span text:style-name="T5">9</text:span></text:p>
          </draw:text-box>
        </draw:frame>
        <draw:frame draw:style-name="gr16" draw:text-style-name="P14" draw:layer="layout" svg:width="0.353cm" svg:height="0.462cm" svg:x="23.36cm" svg:y="5.01cm">
          <draw:text-box>
            <text:p text:style-name="P13"><text:span text:style-name="T2">大</text:span></text:p>
          </draw:text-box>
        </draw:frame>
        <draw:frame draw:style-name="gr16" draw:text-style-name="P9" draw:layer="layout" svg:width="0.184cm" svg:height="0.369cm" svg:x="23.359cm" svg:y="5.96cm">
          <draw:text-box>
            <text:p text:style-name="P12"><text:span text:style-name="T5">3</text:span></text:p>
          </draw:text-box>
        </draw:frame>
        <draw:frame draw:style-name="gr16" draw:text-style-name="P9" draw:layer="layout" svg:width="0.184cm" svg:height="0.369cm" svg:x="21.263cm" svg:y="6.936cm">
          <draw:text-box>
            <text:p text:style-name="P12"><text:span text:style-name="T5">0</text:span></text:p>
          </draw:text-box>
        </draw:frame>
        <draw:frame draw:style-name="gr16" draw:text-style-name="P9" draw:layer="layout" svg:width="0.112cm" svg:height="0.369cm" svg:x="24.412cm" svg:y="3.032cm">
          <draw:text-box>
            <text:p text:style-name="P12"><text:span text:style-name="T5">-</text:span></text:p>
          </draw:text-box>
        </draw:frame>
        <draw:frame draw:style-name="gr16" draw:text-style-name="P9" draw:layer="layout" svg:width="0.193cm" svg:height="0.369cm" svg:x="24.371cm" svg:y="4.715cm">
          <draw:text-box>
            <text:p text:style-name="P12"><text:span text:style-name="T5">+</text:span></text:p>
          </draw:text-box>
        </draw:frame>
        <draw:frame draw:style-name="gr16" draw:text-style-name="P9" draw:layer="layout" svg:width="0.616cm" svg:height="0.28cm" svg:x="18.642cm" svg:y="1.693cm">
          <draw:text-box>
            <text:p text:style-name="P12"><text:span text:style-name="T4">Scroll</text:span></text:p>
          </draw:text-box>
        </draw:frame>
        <draw:frame draw:style-name="gr16" draw:text-style-name="P9" draw:layer="layout" svg:width="0.523cm" svg:height="0.28cm" svg:x="18.642cm" svg:y="1.971cm">
          <draw:text-box>
            <text:p text:style-name="P12"><text:span text:style-name="T4">Lock</text:span></text:p>
          </draw:text-box>
        </draw:frame>
        <draw:frame draw:style-name="gr16" draw:text-style-name="P9" draw:layer="layout" svg:width="0.506cm" svg:height="0.28cm" svg:x="17.561cm" svg:y="1.519cm">
          <draw:text-box>
            <text:p text:style-name="P12"><text:span text:style-name="T4">Print</text:span></text:p>
          </draw:text-box>
        </draw:frame>
        <draw:frame draw:style-name="gr16" draw:text-style-name="P9" draw:layer="layout" svg:width="0.506cm" svg:height="0.28cm" svg:x="17.561cm" svg:y="1.797cm">
          <draw:text-box>
            <text:p text:style-name="P12"><text:span text:style-name="T4">Scrn</text:span></text:p>
          </draw:text-box>
        </draw:frame>
        <draw:frame draw:style-name="gr16" draw:text-style-name="P9" draw:layer="layout" svg:width="0.717cm" svg:height="0.28cm" svg:x="17.561cm" svg:y="2.076cm">
          <draw:text-box>
            <text:p text:style-name="P12"><text:span text:style-name="T4">SysRq</text:span></text:p>
          </draw:text-box>
        </draw:frame>
        <draw:frame draw:style-name="gr16" draw:text-style-name="P9" draw:layer="layout" svg:width="0.696cm" svg:height="0.28cm" svg:x="19.653cm" svg:y="1.553cm">
          <draw:text-box>
            <text:p text:style-name="P12"><text:span text:style-name="T4">Pause</text:span></text:p>
          </draw:text-box>
        </draw:frame>
        <draw:frame draw:style-name="gr16" draw:text-style-name="P9" draw:layer="layout" svg:width="0.645cm" svg:height="0.28cm" svg:x="19.688cm" svg:y="2.041cm">
          <draw:text-box>
            <text:p text:style-name="P12"><text:span text:style-name="T4">Break</text:span></text:p>
          </draw:text-box>
        </draw:frame>
        <draw:frame draw:style-name="gr16" draw:text-style-name="P9" draw:layer="layout" svg:width="0.417cm" svg:height="0.399cm" svg:x="3.651cm" svg:y="1.794cm">
          <draw:text-box>
            <text:p text:style-name="P12"><text:span text:style-name="T6">F1</text:span></text:p>
          </draw:text-box>
        </draw:frame>
        <draw:frame draw:style-name="gr16" draw:text-style-name="P9" draw:layer="layout" svg:width="0.417cm" svg:height="0.399cm" svg:x="4.662cm" svg:y="1.794cm">
          <draw:text-box>
            <text:p text:style-name="P12"><text:span text:style-name="T6">F2</text:span></text:p>
          </draw:text-box>
        </draw:frame>
        <draw:frame draw:style-name="gr16" draw:text-style-name="P9" draw:layer="layout" svg:width="0.417cm" svg:height="0.399cm" svg:x="5.708cm" svg:y="1.794cm">
          <draw:text-box>
            <text:p text:style-name="P12"><text:span text:style-name="T6">F3</text:span></text:p>
          </draw:text-box>
        </draw:frame>
        <draw:frame draw:style-name="gr16" draw:text-style-name="P9" draw:layer="layout" svg:width="0.417cm" svg:height="0.399cm" svg:x="6.754cm" svg:y="1.794cm">
          <draw:text-box>
            <text:p text:style-name="P12"><text:span text:style-name="T6">F4</text:span></text:p>
          </draw:text-box>
        </draw:frame>
        <draw:frame draw:style-name="gr16" draw:text-style-name="P9" draw:layer="layout" svg:width="0.417cm" svg:height="0.399cm" svg:x="8.323cm" svg:y="1.794cm">
          <draw:text-box>
            <text:p text:style-name="P12"><text:span text:style-name="T6">F5</text:span></text:p>
          </draw:text-box>
        </draw:frame>
        <draw:frame draw:style-name="gr16" draw:text-style-name="P9" draw:layer="layout" svg:width="0.417cm" svg:height="0.399cm" svg:x="9.37cm" svg:y="1.794cm">
          <draw:text-box>
            <text:p text:style-name="P12"><text:span text:style-name="T6">F6</text:span></text:p>
          </draw:text-box>
        </draw:frame>
        <draw:frame draw:style-name="gr16" draw:text-style-name="P9" draw:layer="layout" svg:width="0.417cm" svg:height="0.399cm" svg:x="10.416cm" svg:y="1.794cm">
          <draw:text-box>
            <text:p text:style-name="P12"><text:span text:style-name="T6">F7</text:span></text:p>
          </draw:text-box>
        </draw:frame>
        <draw:frame draw:style-name="gr16" draw:text-style-name="P9" draw:layer="layout" svg:width="0.417cm" svg:height="0.399cm" svg:x="11.462cm" svg:y="1.794cm">
          <draw:text-box>
            <text:p text:style-name="P12"><text:span text:style-name="T6">F8</text:span></text:p>
          </draw:text-box>
        </draw:frame>
        <draw:frame draw:style-name="gr16" draw:text-style-name="P9" draw:layer="layout" svg:width="0.417cm" svg:height="0.399cm" svg:x="12.996cm" svg:y="1.794cm">
          <draw:text-box>
            <text:p text:style-name="P12"><text:span text:style-name="T6">F9</text:span></text:p>
          </draw:text-box>
        </draw:frame>
        <draw:frame draw:style-name="gr16" draw:text-style-name="P9" draw:layer="layout" svg:width="0.616cm" svg:height="0.399cm" svg:x="13.938cm" svg:y="1.794cm">
          <draw:text-box>
            <text:p text:style-name="P12"><text:span text:style-name="T6">F10</text:span></text:p>
          </draw:text-box>
        </draw:frame>
        <draw:frame draw:style-name="gr16" draw:text-style-name="P9" draw:layer="layout" svg:width="0.59cm" svg:height="0.399cm" svg:x="15.019cm" svg:y="1.794cm">
          <draw:text-box>
            <text:p text:style-name="P12"><text:span text:style-name="T6">F11</text:span></text:p>
          </draw:text-box>
        </draw:frame>
        <draw:frame draw:style-name="gr16" draw:text-style-name="P9" draw:layer="layout" svg:width="0.616cm" svg:height="0.399cm" svg:x="16.03cm" svg:y="1.794cm">
          <draw:text-box>
            <text:p text:style-name="P12"><text:span text:style-name="T6">F12</text:span></text:p>
          </draw:text-box>
        </draw:frame>
        <draw:frame draw:style-name="gr16" draw:text-style-name="P14" draw:layer="layout" svg:width="0.353cm" svg:height="0.462cm" svg:x="1.523cm" svg:y="1.732cm">
          <draw:text-box>
            <text:p text:style-name="P13"><text:span text:style-name="T2">退</text:span></text:p>
          </draw:text-box>
        </draw:frame>
        <draw:frame draw:style-name="gr16" draw:text-style-name="P9" draw:layer="layout" svg:width="0.658cm" svg:height="0.28cm" svg:x="18.677cm" svg:y="3.26cm">
          <draw:text-box>
            <text:p text:style-name="P12"><text:span text:style-name="T4">Home</text:span></text:p>
          </draw:text-box>
        </draw:frame>
        <draw:frame draw:style-name="gr16" draw:text-style-name="P9" draw:layer="layout" svg:width="0.438cm" svg:height="0.28cm" svg:x="18.817cm" svg:y="4.262cm">
          <draw:text-box>
            <text:p text:style-name="P12"><text:span text:style-name="T4">End</text:span></text:p>
          </draw:text-box>
        </draw:frame>
        <draw:frame draw:style-name="gr16" draw:text-style-name="P9" draw:layer="layout" svg:width="0.574cm" svg:height="0.28cm" svg:x="19.758cm" svg:y="4.123cm">
          <draw:text-box>
            <text:p text:style-name="P12"><text:span text:style-name="T4">Page</text:span></text:p>
          </draw:text-box>
        </draw:frame>
        <draw:frame draw:style-name="gr16" draw:text-style-name="P9" draw:layer="layout" svg:width="0.624cm" svg:height="0.28cm" svg:x="19.758cm" svg:y="4.402cm">
          <draw:text-box>
            <text:p text:style-name="P12"><text:span text:style-name="T4">Down</text:span></text:p>
          </draw:text-box>
        </draw:frame>
        <draw:frame draw:style-name="gr16" draw:text-style-name="P9" draw:layer="layout" svg:width="0.574cm" svg:height="0.28cm" svg:x="19.793cm" svg:y="3.086cm">
          <draw:text-box>
            <text:p text:style-name="P12"><text:span text:style-name="T4">Page</text:span></text:p>
          </draw:text-box>
        </draw:frame>
        <draw:frame draw:style-name="gr16" draw:text-style-name="P9" draw:layer="layout" svg:width="0.315cm" svg:height="0.28cm" svg:x="19.793cm" svg:y="3.364cm">
          <draw:text-box>
            <text:p text:style-name="P12"><text:span text:style-name="T4">Up</text:span></text:p>
          </draw:text-box>
        </draw:frame>
        <draw:frame draw:style-name="gr16" draw:text-style-name="P9" draw:layer="layout" svg:width="0.607cm" svg:height="0.28cm" svg:x="17.666cm" svg:y="3.26cm">
          <draw:text-box>
            <text:p text:style-name="P12"><text:span text:style-name="T4">Insert</text:span></text:p>
          </draw:text-box>
        </draw:frame>
        <draw:frame draw:style-name="gr16" draw:text-style-name="P9" draw:layer="layout" svg:width="0.709cm" svg:height="0.28cm" svg:x="17.631cm" svg:y="4.262cm">
          <draw:text-box>
            <text:p text:style-name="P12"><text:span text:style-name="T4">Delete</text:span></text:p>
          </draw:text-box>
        </draw:frame>
        <draw:frame draw:style-name="gr16" draw:text-style-name="P9" draw:layer="layout" svg:width="0.586cm" svg:height="0.28cm" svg:x="24.44cm" svg:y="6.605cm">
          <draw:text-box>
            <text:p text:style-name="P12"><text:span text:style-name="T4">Enter</text:span></text:p>
          </draw:text-box>
        </draw:frame>
        <draw:frame draw:style-name="gr16" draw:text-style-name="P9" draw:layer="layout" svg:width="0.184cm" svg:height="0.369cm" svg:x="2.43cm" svg:y="3.464cm">
          <draw:text-box>
            <text:p text:style-name="P12"><text:span text:style-name="T5">1</text:span></text:p>
          </draw:text-box>
        </draw:frame>
        <draw:frame draw:style-name="gr16" draw:text-style-name="P9" draw:layer="layout" svg:width="0.184cm" svg:height="0.369cm" svg:x="3.512cm" svg:y="3.464cm">
          <draw:text-box>
            <text:p text:style-name="P12"><text:span text:style-name="T5">2</text:span></text:p>
          </draw:text-box>
        </draw:frame>
        <draw:frame draw:style-name="gr16" draw:text-style-name="P9" draw:layer="layout" svg:width="0.184cm" svg:height="0.369cm" svg:x="4.538cm" svg:y="3.464cm">
          <draw:text-box>
            <text:p text:style-name="P12"><text:span text:style-name="T5">3</text:span></text:p>
          </draw:text-box>
        </draw:frame>
        <draw:frame draw:style-name="gr16" draw:text-style-name="P9" draw:layer="layout" svg:width="0.184cm" svg:height="0.369cm" svg:x="5.584cm" svg:y="3.463cm">
          <draw:text-box>
            <text:p text:style-name="P12"><text:span text:style-name="T5">4</text:span></text:p>
          </draw:text-box>
        </draw:frame>
        <draw:frame draw:style-name="gr16" draw:text-style-name="P9" draw:layer="layout" svg:width="0.184cm" svg:height="0.369cm" svg:x="6.664cm" svg:y="3.459cm">
          <draw:text-box>
            <text:p text:style-name="P12"><text:span text:style-name="T5">5</text:span></text:p>
          </draw:text-box>
        </draw:frame>
        <draw:frame draw:style-name="gr16" draw:text-style-name="P9" draw:layer="layout" svg:width="0.184cm" svg:height="0.369cm" svg:x="7.661cm" svg:y="3.464cm">
          <draw:text-box>
            <text:p text:style-name="P12"><text:span text:style-name="T5">6</text:span></text:p>
          </draw:text-box>
        </draw:frame>
        <draw:frame draw:style-name="gr16" draw:text-style-name="P9" draw:layer="layout" svg:width="0.184cm" svg:height="0.369cm" svg:x="8.744cm" svg:y="3.46cm">
          <draw:text-box>
            <text:p text:style-name="P12"><text:span text:style-name="T5">7</text:span></text:p>
          </draw:text-box>
        </draw:frame>
        <draw:frame draw:style-name="gr16" draw:text-style-name="P9" draw:layer="layout" svg:width="0.184cm" svg:height="0.369cm" svg:x="9.789cm" svg:y="3.464cm">
          <draw:text-box>
            <text:p text:style-name="P12"><text:span text:style-name="T5">8</text:span></text:p>
          </draw:text-box>
        </draw:frame>
        <draw:frame draw:style-name="gr16" draw:text-style-name="P9" draw:layer="layout" svg:width="0.184cm" svg:height="0.369cm" svg:x="10.835cm" svg:y="3.464cm">
          <draw:text-box>
            <text:p text:style-name="P12"><text:span text:style-name="T5">9</text:span></text:p>
          </draw:text-box>
        </draw:frame>
        <draw:frame draw:style-name="gr16" draw:text-style-name="P9" draw:layer="layout" svg:width="0.184cm" svg:height="0.369cm" svg:x="11.876cm" svg:y="3.464cm">
          <draw:text-box>
            <text:p text:style-name="P12"><text:span text:style-name="T5">0</text:span></text:p>
          </draw:text-box>
        </draw:frame>
        <draw:frame draw:style-name="gr16" draw:text-style-name="P9" draw:layer="layout" svg:width="0.383cm" svg:height="0.28cm" svg:x="15.96cm" svg:y="7.163cm">
          <draw:text-box>
            <text:p text:style-name="P12"><text:span text:style-name="T4">Ctrl</text:span></text:p>
          </draw:text-box>
        </draw:frame>
        <draw:frame draw:style-name="gr16" draw:text-style-name="P9" draw:layer="layout" svg:width="0.383cm" svg:height="0.28cm" svg:x="1.683cm" svg:y="7.163cm">
          <draw:text-box>
            <text:p text:style-name="P12"><text:span text:style-name="T4">Ctrl</text:span></text:p>
          </draw:text-box>
        </draw:frame>
        <draw:frame draw:style-name="gr16" draw:text-style-name="P9" draw:layer="layout" svg:width="0.29cm" svg:height="0.28cm" svg:x="4.205cm" svg:y="7.129cm">
          <draw:text-box>
            <text:p text:style-name="P12"><text:span text:style-name="T4">Alt</text:span></text:p>
          </draw:text-box>
        </draw:frame>
        <draw:frame draw:style-name="gr16" draw:text-style-name="P9" draw:layer="layout" svg:width="0.112cm" svg:height="0.369cm" svg:x="10.867cm" svg:y="3.033cm">
          <draw:text-box>
            <text:p text:style-name="P12"><text:span text:style-name="T5">(</text:span></text:p>
          </draw:text-box>
        </draw:frame>
        <draw:frame draw:style-name="gr16" draw:text-style-name="P9" draw:layer="layout" svg:width="0.112cm" svg:height="0.369cm" svg:x="11.907cm" svg:y="3.033cm">
          <draw:text-box>
            <text:p text:style-name="P12"><text:span text:style-name="T5">)</text:span></text:p>
          </draw:text-box>
        </draw:frame>
        <draw:frame draw:style-name="gr16" draw:text-style-name="P9" draw:layer="layout" svg:width="0.129cm" svg:height="0.369cm" svg:x="9.816cm" svg:y="3.047cm">
          <draw:text-box>
            <text:p text:style-name="P12"><text:span text:style-name="T5">*</text:span></text:p>
          </draw:text-box>
        </draw:frame>
        <draw:frame draw:style-name="gr16" draw:text-style-name="P9" draw:layer="layout" svg:width="0.218cm" svg:height="0.369cm" svg:x="8.722cm" svg:y="3.033cm">
          <draw:text-box>
            <text:p text:style-name="P12"><text:span text:style-name="T5">&amp;</text:span></text:p>
          </draw:text-box>
        </draw:frame>
        <draw:frame draw:style-name="gr16" draw:text-style-name="P9" draw:layer="layout" svg:width="0.154cm" svg:height="0.369cm" svg:x="7.674cm" svg:y="3.04cm">
          <draw:text-box>
            <text:p text:style-name="P12"><text:span text:style-name="T5">^</text:span></text:p>
          </draw:text-box>
        </draw:frame>
        <draw:frame draw:style-name="gr16" draw:text-style-name="P9" draw:layer="layout" svg:width="0.29cm" svg:height="0.369cm" svg:x="6.61cm" svg:y="3.033cm">
          <draw:text-box>
            <text:p text:style-name="P12"><text:span text:style-name="T5">%</text:span></text:p>
          </draw:text-box>
        </draw:frame>
        <draw:frame draw:style-name="gr16" draw:text-style-name="P9" draw:layer="layout" svg:width="0.184cm" svg:height="0.369cm" svg:x="5.584cm" svg:y="3.05cm">
          <draw:text-box>
            <text:p text:style-name="P12"><text:span text:style-name="T5">$</text:span></text:p>
          </draw:text-box>
        </draw:frame>
        <draw:frame draw:style-name="gr16" draw:text-style-name="P9" draw:layer="layout" svg:width="0.184cm" svg:height="0.369cm" svg:x="4.538cm" svg:y="3.033cm">
          <draw:text-box>
            <text:p text:style-name="P12"><text:span text:style-name="T5">£</text:span></text:p>
          </draw:text-box>
        </draw:frame>
        <draw:frame draw:style-name="gr16" draw:text-style-name="P9" draw:layer="layout" svg:width="0.116cm" svg:height="0.369cm" svg:x="3.541cm" svg:y="3.053cm">
          <draw:text-box>
            <text:p text:style-name="P12"><text:span text:style-name="T5">"</text:span></text:p>
          </draw:text-box>
        </draw:frame>
        <draw:frame draw:style-name="gr16" draw:text-style-name="P9" draw:layer="layout" svg:width="0.108cm" svg:height="0.369cm" svg:x="2.463cm" svg:y="3.029cm">
          <draw:text-box>
            <text:p text:style-name="P12"><text:span text:style-name="T5">!</text:span></text:p>
          </draw:text-box>
        </draw:frame>
        <draw:frame draw:style-name="gr16" draw:text-style-name="P9" draw:layer="layout" svg:width="0.112cm" svg:height="0.369cm" svg:x="1.471cm" svg:y="3.464cm">
          <draw:text-box>
            <text:p text:style-name="P12"><text:span text:style-name="T5">`</text:span></text:p>
          </draw:text-box>
        </draw:frame>
        <draw:frame draw:style-name="gr16" draw:text-style-name="P9" draw:layer="layout" svg:width="0.193cm" svg:height="0.369cm" svg:x="1.42cm" svg:y="3.006cm">
          <draw:text-box>
            <text:p text:style-name="P12"><text:span text:style-name="T5">¬</text:span></text:p>
          </draw:text-box>
        </draw:frame>
        <draw:frame draw:style-name="gr16" draw:text-style-name="P9" draw:layer="layout" svg:width="0.4cm" svg:height="0.28cm" svg:x="1.384cm" svg:y="4.061cm">
          <draw:text-box>
            <text:p text:style-name="P12"><text:span text:style-name="T4">Tab</text:span></text:p>
          </draw:text-box>
        </draw:frame>
        <draw:frame draw:style-name="gr16" draw:text-style-name="P9" draw:layer="layout" svg:width="0.574cm" svg:height="0.28cm" svg:x="1.907cm" svg:y="5.072cm">
          <draw:text-box>
            <text:p text:style-name="P12"><text:span text:style-name="T4">Caps</text:span></text:p>
          </draw:text-box>
        </draw:frame>
        <draw:frame draw:style-name="gr16" draw:text-style-name="P9" draw:layer="layout" svg:width="0.523cm" svg:height="0.28cm" svg:x="1.907cm" svg:y="5.351cm">
          <draw:text-box>
            <text:p text:style-name="P12"><text:span text:style-name="T4">Lock</text:span></text:p>
          </draw:text-box>
        </draw:frame>
        <draw:frame draw:style-name="gr16" draw:text-style-name="P9" draw:layer="layout" svg:width="0.112cm" svg:height="0.369cm" svg:x="12.993cm" svg:y="3.423cm">
          <draw:text-box>
            <text:p text:style-name="P12"><text:span text:style-name="T5">-</text:span></text:p>
          </draw:text-box>
        </draw:frame>
        <draw:frame draw:style-name="gr16" draw:text-style-name="P9" draw:layer="layout" svg:width="0.184cm" svg:height="0.369cm" svg:x="12.958cm" svg:y="3.032cm">
          <draw:text-box>
            <text:p text:style-name="P12"><text:span text:style-name="T5">_</text:span></text:p>
          </draw:text-box>
        </draw:frame>
        <draw:frame draw:style-name="gr16" draw:text-style-name="P9" draw:layer="layout" svg:width="0.193cm" svg:height="0.369cm" svg:x="13.984cm" svg:y="3.443cm">
          <draw:text-box>
            <text:p text:style-name="P12"><text:span text:style-name="T5">=</text:span></text:p>
          </draw:text-box>
        </draw:frame>
        <draw:frame draw:style-name="gr16" draw:text-style-name="P9" draw:layer="layout" svg:width="0.193cm" svg:height="0.369cm" svg:x="13.984cm" svg:y="3.052cm">
          <draw:text-box>
            <text:p text:style-name="P12"><text:span text:style-name="T5">+</text:span></text:p>
          </draw:text-box>
        </draw:frame>
        <draw:frame draw:style-name="gr16" draw:text-style-name="P9" draw:layer="layout" svg:width="0.091cm" svg:height="0.369cm" svg:x="13.263cm" svg:y="6.306cm">
          <draw:text-box>
            <text:p text:style-name="P12"><text:span text:style-name="T5">/</text:span></text:p>
          </draw:text-box>
        </draw:frame>
        <draw:frame draw:style-name="gr16" draw:text-style-name="P9" draw:layer="layout" svg:width="0.184cm" svg:height="0.369cm" svg:x="13.206cm" svg:y="5.934cm">
          <draw:text-box>
            <text:p text:style-name="P12"><text:span text:style-name="T5">?</text:span></text:p>
          </draw:text-box>
        </draw:frame>
        <draw:frame draw:style-name="gr16" draw:text-style-name="P9" draw:layer="layout" svg:width="0.091cm" svg:height="0.369cm" svg:x="12.21cm" svg:y="6.306cm">
          <draw:text-box>
            <text:p text:style-name="P12"><text:span text:style-name="T5">.</text:span></text:p>
          </draw:text-box>
        </draw:frame>
        <draw:frame draw:style-name="gr16" draw:text-style-name="P9" draw:layer="layout" svg:width="0.193cm" svg:height="0.369cm" svg:x="12.16cm" svg:y="5.974cm">
          <draw:text-box>
            <text:p text:style-name="P12"><text:span text:style-name="T5">&gt;</text:span></text:p>
          </draw:text-box>
        </draw:frame>
        <draw:frame draw:style-name="gr16" draw:text-style-name="P9" draw:layer="layout" svg:width="0.091cm" svg:height="0.369cm" svg:x="11.13cm" svg:y="6.306cm">
          <draw:text-box>
            <text:p text:style-name="P12"><text:span text:style-name="T5">,</text:span></text:p>
          </draw:text-box>
        </draw:frame>
        <draw:frame draw:style-name="gr16" draw:text-style-name="P9" draw:layer="layout" svg:width="0.193cm" svg:height="0.369cm" svg:x="11.079cm" svg:y="5.974cm">
          <draw:text-box>
            <text:p text:style-name="P12"><text:span text:style-name="T5">&lt;</text:span></text:p>
          </draw:text-box>
        </draw:frame>
        <draw:frame draw:style-name="gr16" draw:text-style-name="P9" draw:layer="layout" svg:width="0.438cm" svg:height="0.28cm" svg:x="21.268cm" svg:y="6.362cm">
          <draw:text-box>
            <text:p text:style-name="P12"><text:span text:style-name="T4">End</text:span></text:p>
          </draw:text-box>
        </draw:frame>
        <draw:frame draw:style-name="gr16" draw:text-style-name="P9" draw:layer="layout" svg:width="0.658cm" svg:height="0.28cm" svg:x="21.268cm" svg:y="4.435cm">
          <draw:text-box>
            <text:p text:style-name="P12"><text:span text:style-name="T4">Home</text:span></text:p>
          </draw:text-box>
        </draw:frame>
        <draw:frame draw:style-name="gr16" draw:text-style-name="P9" draw:layer="layout" svg:width="0.616cm" svg:height="0.28cm" svg:x="23.36cm" svg:y="4.435cm">
          <draw:text-box>
            <text:p text:style-name="P12"><text:span text:style-name="T4">PgUp</text:span></text:p>
          </draw:text-box>
        </draw:frame>
        <draw:frame draw:style-name="gr16" draw:text-style-name="P9" draw:layer="layout" svg:width="0.616cm" svg:height="0.28cm" svg:x="23.36cm" svg:y="6.362cm">
          <draw:text-box>
            <text:p text:style-name="P12"><text:span text:style-name="T4">PgDn</text:span></text:p>
          </draw:text-box>
        </draw:frame>
        <draw:frame draw:style-name="gr16" draw:text-style-name="P9" draw:layer="layout" svg:width="0.37cm" svg:height="0.28cm" svg:x="23.36cm" svg:y="7.337cm">
          <draw:text-box>
            <text:p text:style-name="P12"><text:span text:style-name="T4">Del</text:span></text:p>
          </draw:text-box>
        </draw:frame>
        <draw:frame draw:style-name="gr16" draw:text-style-name="P9" draw:layer="layout" svg:width="0.07cm" svg:height="0.28cm" svg:x="23.415cm" svg:y="6.885cm">
          <draw:text-box>
            <text:p text:style-name="P12"><text:span text:style-name="T4">.</text:span></text:p>
          </draw:text-box>
        </draw:frame>
        <draw:frame draw:style-name="gr16" draw:text-style-name="P9" draw:layer="layout" svg:width="0.324cm" svg:height="0.28cm" svg:x="21.303cm" svg:y="7.337cm">
          <draw:text-box>
            <text:p text:style-name="P12"><text:span text:style-name="T4">Ins</text:span></text:p>
          </draw:text-box>
        </draw:frame>
        <draw:frame draw:style-name="gr16" draw:text-style-name="P9" draw:layer="layout" svg:width="3.304cm" svg:height="0.551cm" svg:x="1.956cm" svg:y="9.535cm">
          <draw:text-box>
            <text:p text:style-name="P12"><text:span text:style-name="T1">Character keys</text:span></text:p>
          </draw:text-box>
        </draw:frame>
        <draw:frame draw:style-name="gr16" draw:text-style-name="P9" draw:layer="layout" svg:width="2.885cm" svg:height="0.551cm" svg:x="1.956cm" svg:y="10.685cm">
          <draw:text-box>
            <text:p text:style-name="P12"><text:span text:style-name="T1">Modifier keys</text:span></text:p>
          </draw:text-box>
        </draw:frame>
        <draw:frame draw:style-name="gr16" draw:text-style-name="P9" draw:layer="layout" svg:width="2.178cm" svg:height="0.551cm" svg:x="22.08cm" svg:y="10.709cm">
          <draw:text-box>
            <text:p text:style-name="P12"><text:span text:style-name="T1">Lock keys</text:span></text:p>
          </draw:text-box>
        </draw:frame>
        <draw:frame draw:style-name="gr16" draw:text-style-name="P9" draw:layer="layout" svg:width="3.465cm" svg:height="0.551cm" svg:x="15.41cm" svg:y="9.505cm">
          <draw:text-box>
            <text:p text:style-name="P12"><text:span text:style-name="T1">Navigation keys</text:span></text:p>
          </draw:text-box>
        </draw:frame>
        <draw:frame draw:style-name="gr16" draw:text-style-name="P9" draw:layer="layout" svg:width="3.554cm" svg:height="0.551cm" svg:x="22.07cm" svg:y="9.531cm">
          <draw:text-box>
            <text:p text:style-name="P12"><text:span text:style-name="T1">Numeric keypad</text:span></text:p>
          </draw:text-box>
        </draw:frame>
        <draw:frame draw:style-name="gr16" draw:text-style-name="P9" draw:layer="layout" svg:width="4.866cm" svg:height="0.551cm" svg:x="8.5cm" svg:y="9.51cm">
          <draw:text-box>
            <text:p text:style-name="P12"><text:span text:style-name="T1">Enter and editing keys</text:span></text:p>
          </draw:text-box>
        </draw:frame>
        <draw:frame draw:style-name="gr16" draw:text-style-name="P9" draw:layer="layout" svg:width="3.029cm" svg:height="0.551cm" svg:x="15.419cm" svg:y="10.695cm">
          <draw:text-box>
            <text:p text:style-name="P12"><text:span text:style-name="T1">Function keys</text:span></text:p>
          </draw:text-box>
        </draw:frame>
        <draw:frame draw:style-name="gr16" draw:text-style-name="P9" draw:layer="layout" svg:width="0.463cm" svg:height="0.255cm" svg:x="21.686cm" svg:y="1.815cm">
          <draw:text-box>
            <text:p text:style-name="P12"><text:span text:style-name="T7">Num</text:span></text:p>
          </draw:text-box>
        </draw:frame>
        <draw:frame draw:style-name="gr16" draw:text-style-name="P9" draw:layer="layout" svg:width="0.463cm" svg:height="0.255cm" svg:x="21.686cm" svg:y="2.059cm">
          <draw:text-box>
            <text:p text:style-name="P12"><text:span text:style-name="T7">Lock</text:span></text:p>
          </draw:text-box>
        </draw:frame>
        <draw:frame draw:style-name="gr16" draw:text-style-name="P9" draw:layer="layout" svg:width="0.514cm" svg:height="0.255cm" svg:x="23.15cm" svg:y="1.815cm">
          <draw:text-box>
            <text:p text:style-name="P12"><text:span text:style-name="T7">Caps</text:span></text:p>
          </draw:text-box>
        </draw:frame>
        <draw:frame draw:style-name="gr16" draw:text-style-name="P9" draw:layer="layout" svg:width="0.463cm" svg:height="0.255cm" svg:x="23.15cm" svg:y="2.059cm">
          <draw:text-box>
            <text:p text:style-name="P12"><text:span text:style-name="T7">Lock</text:span></text:p>
          </draw:text-box>
        </draw:frame>
        <draw:frame draw:style-name="gr16" draw:text-style-name="P9" draw:layer="layout" svg:width="0.548cm" svg:height="0.255cm" svg:x="24.58cm" svg:y="1.815cm">
          <draw:text-box>
            <text:p text:style-name="P12"><text:span text:style-name="T7">Scroll</text:span></text:p>
          </draw:text-box>
        </draw:frame>
        <draw:frame draw:style-name="gr16" draw:text-style-name="P9" draw:layer="layout" svg:width="0.463cm" svg:height="0.255cm" svg:x="24.58cm" svg:y="2.059cm">
          <draw:text-box>
            <text:p text:style-name="P12"><text:span text:style-name="T7">Lock</text:span></text:p>
          </draw:text-box>
        </draw:frame>
        <draw:frame draw:style-name="gr16" draw:text-style-name="P9" draw:layer="layout" svg:width="0.629cm" svg:height="0.28cm" svg:x="12.043cm" svg:y="7.129cm">
          <draw:text-box>
            <text:p text:style-name="P12"><text:span text:style-name="T4">Alt Gr</text:span></text:p>
          </draw:text-box>
        </draw:frame>
        <draw:frame draw:style-name="gr16" draw:text-style-name="P9" draw:layer="layout" svg:width="4.731cm" svg:height="0.551cm" svg:x="8.531cm" svg:y="10.686cm">
          <draw:text-box>
            <text:p text:style-name="P12"><text:span text:style-name="T1">System and GUI keys</text:span></text:p>
          </draw:text-box>
        </draw:frame>
        <draw:frame draw:style-name="gr16" draw:text-style-name="P9" draw:layer="layout" svg:width="0.184cm" svg:height="0.369cm" svg:x="14.851cm" svg:y="5.377cm">
          <draw:text-box>
            <text:p text:style-name="P12"><text:span text:style-name="T5">#</text:span></text:p>
          </draw:text-box>
        </draw:frame>
        <draw:frame draw:style-name="gr16" draw:text-style-name="P9" draw:layer="layout" svg:width="0.193cm" svg:height="0.369cm" svg:x="14.846cm" svg:y="4.966cm">
          <draw:text-box>
            <text:p text:style-name="P12"><text:span text:style-name="T5">~</text:span></text:p>
          </draw:text-box>
        </draw:frame>
        <draw:frame draw:style-name="gr16" draw:text-style-name="P9" draw:layer="layout" svg:width="0.066cm" svg:height="0.369cm" svg:x="13.914cm" svg:y="5.389cm">
          <draw:text-box>
            <text:p text:style-name="P12"><text:span text:style-name="T5">'</text:span></text:p>
          </draw:text-box>
        </draw:frame>
        <draw:frame draw:style-name="gr16" draw:text-style-name="P9" draw:layer="layout" svg:width="0.332cm" svg:height="0.369cm" svg:x="13.776cm" svg:y="4.968cm">
          <draw:text-box>
            <text:p text:style-name="P12"><text:span text:style-name="T5">@</text:span></text:p>
          </draw:text-box>
        </draw:frame>
        <draw:frame draw:style-name="gr16" draw:text-style-name="P9" draw:layer="layout" svg:width="0.091cm" svg:height="0.369cm" svg:x="12.814cm" svg:y="5.369cm">
          <draw:text-box>
            <text:p text:style-name="P12"><text:span text:style-name="T5">;</text:span></text:p>
          </draw:text-box>
        </draw:frame>
        <draw:frame draw:style-name="gr16" draw:text-style-name="P9" draw:layer="layout" svg:width="0.091cm" svg:height="0.369cm" svg:x="12.819cm" svg:y="4.968cm">
          <draw:text-box>
            <text:p text:style-name="P12"><text:span text:style-name="T5">:</text:span></text:p>
          </draw:text-box>
        </draw:frame>
        <draw:frame draw:style-name="gr16" draw:text-style-name="P9" draw:layer="layout" svg:width="0.091cm" svg:height="0.369cm" svg:x="13.623cm" svg:y="4.398cm">
          <draw:text-box>
            <text:p text:style-name="P12"><text:span text:style-name="T5">[</text:span></text:p>
          </draw:text-box>
        </draw:frame>
        <draw:frame draw:style-name="gr16" draw:text-style-name="P9" draw:layer="layout" svg:width="0.112cm" svg:height="0.369cm" svg:x="13.621cm" svg:y="3.987cm">
          <draw:text-box>
            <text:p text:style-name="P12"><text:span text:style-name="T5">{</text:span></text:p>
          </draw:text-box>
        </draw:frame>
        <draw:frame draw:style-name="gr16" draw:text-style-name="P9" draw:layer="layout" svg:width="0.091cm" svg:height="0.369cm" svg:x="14.655cm" svg:y="4.398cm">
          <draw:text-box>
            <text:p text:style-name="P12"><text:span text:style-name="T5">]</text:span></text:p>
          </draw:text-box>
        </draw:frame>
        <draw:frame draw:style-name="gr16" draw:text-style-name="P9" draw:layer="layout" svg:width="0.112cm" svg:height="0.369cm" svg:x="14.653cm" svg:y="3.987cm">
          <draw:text-box>
            <text:p text:style-name="P12"><text:span text:style-name="T5">}</text:span></text:p>
          </draw:text-box>
        </draw:frame>
        <draw:frame draw:style-name="gr16" draw:text-style-name="P9" draw:layer="layout" svg:width="0.091cm" svg:height="0.369cm" svg:x="2.772cm" svg:y="6.341cm">
          <draw:text-box>
            <text:p text:style-name="P12"><text:span text:style-name="T5">\</text:span></text:p>
          </draw:text-box>
        </draw:frame>
        <draw:frame draw:style-name="gr16" draw:text-style-name="P9" draw:layer="layout" svg:width="0.087cm" svg:height="0.369cm" svg:x="2.775cm" svg:y="5.938cm">
          <draw:text-box>
            <text:p text:style-name="P12"><text:span text:style-name="T5">|</text:span></text:p>
          </draw:text-box>
        </draw:frame>
        <draw:frame draw:style-name="gr16" draw:text-style-name="P14" draw:layer="layout" svg:width="0.353cm" svg:height="0.462cm" svg:x="18.8cm" svg:y="6cm">
          <draw:text-box>
            <text:p text:style-name="P13"><text:span text:style-name="T2">上</text:span></text:p>
          </draw:text-box>
        </draw:frame>
        <draw:frame draw:style-name="gr16" draw:text-style-name="P14" draw:layer="layout" svg:width="0.353cm" svg:height="0.462cm" svg:x="17.747cm" svg:y="6.938cm">
          <draw:text-box>
            <text:p text:style-name="P13"><text:span text:style-name="T2">左</text:span></text:p>
          </draw:text-box>
        </draw:frame>
        <draw:frame draw:style-name="gr16" draw:text-style-name="P14" draw:layer="layout" svg:width="0.353cm" svg:height="0.462cm" svg:x="18.8cm" svg:y="6.938cm">
          <draw:text-box>
            <text:p text:style-name="P13"><text:span text:style-name="T2">下</text:span></text:p>
          </draw:text-box>
        </draw:frame>
        <draw:frame draw:style-name="gr16" draw:text-style-name="P14" draw:layer="layout" svg:width="0.353cm" svg:height="0.462cm" svg:x="19.847cm" svg:y="6.938cm">
          <draw:text-box>
            <text:p text:style-name="P13"><text:span text:style-name="T2">右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宋体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6.458cm" fo:page-height="11.99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3.2$Windows_X86_64 LibreOffice_project/644e4637d1d8544fd9f56425bd6cec110e49301b</meta:generator>
    <dc:date>2016-09-15T21:56:42.425000000</dc:date>
    <meta:editing-duration>PT2H17S</meta:editing-duration>
    <meta:editing-cycles>3</meta:editing-cycles>
    <meta:document-statistic meta:object-count="277"/>
  </office:meta>
</office:document-meta>
</file>